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7744" calcext:value-type="float">
            <text:p>0,467744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580672" calcext:value-type="float">
            <text:p>26,580672</text:p>
          </table:table-cell>
          <table:table-cell table:formula="of:=([.D2]-[.E2])^2" office:value-type="float" office:value="0.231048455624998" calcext:value-type="float">
            <text:p>0,2310484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4576" calcext:value-type="float">
            <text:p>0,464576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539488" calcext:value-type="float">
            <text:p>26,539488</text:p>
          </table:table-cell>
          <table:table-cell table:formula="of:=([.D3]-[.E3])^2" office:value-type="float" office:value="0.436282707288998" calcext:value-type="float">
            <text:p>0,4362827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5022" calcext:value-type="float">
            <text:p>0,525022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25286" calcext:value-type="float">
            <text:p>27,325286</text:p>
          </table:table-cell>
          <table:table-cell table:formula="of:=([.D4]-[.E4])^2" office:value-type="float" office:value="1.37996472896101" calcext:value-type="float">
            <text:p>1,379964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24008" calcext:value-type="float">
            <text:p>0,624008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612104" calcext:value-type="float">
            <text:p>28,612104</text:p>
          </table:table-cell>
          <table:table-cell table:formula="of:=([.D5]-[.E5])^2" office:value-type="float" office:value="2.21385236160399" calcext:value-type="float">
            <text:p>2,2138523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33206" calcext:value-type="float">
            <text:p>0,733206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031678" calcext:value-type="float">
            <text:p>30,031678</text:p>
          </table:table-cell>
          <table:table-cell table:formula="of:=([.D6]-[.E6])^2" office:value-type="float" office:value="0.753983095683999" calcext:value-type="float">
            <text:p>0,7539830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8869" calcext:value-type="float">
            <text:p>0,798869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885297" calcext:value-type="float">
            <text:p>30,885297</text:p>
          </table:table-cell>
          <table:table-cell table:formula="of:=([.D7]-[.E7])^2" office:value-type="float" office:value="0.00727489584900001" calcext:value-type="float">
            <text:p>0,0072748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9642" calcext:value-type="float">
            <text:p>0,769642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505346" calcext:value-type="float">
            <text:p>30,505346</text:p>
          </table:table-cell>
          <table:table-cell table:formula="of:=([.D8]-[.E8])^2" office:value-type="float" office:value="0.353619326281" calcext:value-type="float">
            <text:p>0,3536193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2327" calcext:value-type="float">
            <text:p>0,752327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80251" calcext:value-type="float">
            <text:p>30,280251</text:p>
          </table:table-cell>
          <table:table-cell table:formula="of:=([.D9]-[.E9])^2" office:value-type="float" office:value="0.518032865024999" calcext:value-type="float">
            <text:p>0,518032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13648" calcext:value-type="float">
            <text:p>0,713648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777424" calcext:value-type="float">
            <text:p>29,777424</text:p>
          </table:table-cell>
          <table:table-cell table:formula="of:=([.D10]-[.E10])^2" office:value-type="float" office:value="3.32177598547601" calcext:value-type="float">
            <text:p>3,32177598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28119" calcext:value-type="float">
            <text:p>0,728119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965547" calcext:value-type="float">
            <text:p>29,965547</text:p>
          </table:table-cell>
          <table:table-cell table:formula="of:=([.D11]-[.E11])^2" office:value-type="float" office:value="0.319849064704" calcext:value-type="float">
            <text:p>0,3198490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19482" calcext:value-type="float">
            <text:p>0,619482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553266" calcext:value-type="float">
            <text:p>28,553266</text:p>
          </table:table-cell>
          <table:table-cell table:formula="of:=([.D12]-[.E12])^2" office:value-type="float" office:value="0.0215299863610008" calcext:value-type="float">
            <text:p>0,0215299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1283" calcext:value-type="float">
            <text:p>0,581283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56679" calcext:value-type="float">
            <text:p>28,056679</text:p>
          </table:table-cell>
          <table:table-cell table:formula="of:=([.D13]-[.E13])^2" office:value-type="float" office:value="0.208553882329002" calcext:value-type="float">
            <text:p>0,20855388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9789" calcext:value-type="float">
            <text:p>0,529789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387257" calcext:value-type="float">
            <text:p>27,387257</text:p>
          </table:table-cell>
          <table:table-cell table:formula="of:=([.D14]-[.E14])^2" office:value-type="float" office:value="0.344876656644003" calcext:value-type="float">
            <text:p>0,3448766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6999" calcext:value-type="float">
            <text:p>0,46999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0987" calcext:value-type="float">
            <text:p>26,60987</text:p>
          </table:table-cell>
          <table:table-cell table:formula="of:=([.D15]-[.E15])^2" office:value-type="float" office:value="0.0361475156249994" calcext:value-type="float">
            <text:p>0,0361475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77909" calcext:value-type="float">
            <text:p>0,477909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12817" calcext:value-type="float">
            <text:p>26,712817</text:p>
          </table:table-cell>
          <table:table-cell table:formula="of:=([.D16]-[.E16])^2" office:value-type="float" office:value="0.0824740754889993" calcext:value-type="float">
            <text:p>0,0824740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8154" calcext:value-type="float">
            <text:p>0,488154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846002" calcext:value-type="float">
            <text:p>26,846002</text:p>
          </table:table-cell>
          <table:table-cell table:formula="of:=([.D17]-[.E17])^2" office:value-type="float" office:value="0.298115999999999" calcext:value-type="float">
            <text:p>0,298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6495" calcext:value-type="float">
            <text:p>0,466495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564435" calcext:value-type="float">
            <text:p>26,564435</text:p>
          </table:table-cell>
          <table:table-cell table:formula="of:=([.D18]-[.E18])^2" office:value-type="float" office:value="0.930127153761002" calcext:value-type="float">
            <text:p>0,9301271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2571" calcext:value-type="float">
            <text:p>0,432571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123423" calcext:value-type="float">
            <text:p>26,123423</text:p>
          </table:table-cell>
          <table:table-cell table:formula="of:=([.D19]-[.E19])^2" office:value-type="float" office:value="0.0764937306249987" calcext:value-type="float">
            <text:p>0,07649373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3599" calcext:value-type="float">
            <text:p>0,463599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26787" calcext:value-type="float">
            <text:p>26,526787</text:p>
          </table:table-cell>
          <table:table-cell table:formula="of:=([.D20]-[.E20])^2" office:value-type="float" office:value="3.712488875524" calcext:value-type="float">
            <text:p>3,7124888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8147" calcext:value-type="float">
            <text:p>0,388147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545911" calcext:value-type="float">
            <text:p>25,545911</text:p>
          </table:table-cell>
          <table:table-cell table:formula="of:=([.D21]-[.E21])^2" office:value-type="float" office:value="1.313112019921" calcext:value-type="float">
            <text:p>1,31311201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55001" calcext:value-type="float">
            <text:p>0,355001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115013" calcext:value-type="float">
            <text:p>25,115013</text:p>
          </table:table-cell>
          <table:table-cell table:formula="of:=([.D22]-[.E22])^2" office:value-type="float" office:value="4.906304740324" calcext:value-type="float">
            <text:p>4,90630474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22942" calcext:value-type="float">
            <text:p>0,322942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698246" calcext:value-type="float">
            <text:p>24,698246</text:p>
          </table:table-cell>
          <table:table-cell table:formula="of:=([.D23]-[.E23])^2" office:value-type="float" office:value="2.24475306250001" calcext:value-type="float">
            <text:p>2,244753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92215" calcext:value-type="float">
            <text:p>0,292215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298795" calcext:value-type="float">
            <text:p>24,298795</text:p>
          </table:table-cell>
          <table:table-cell table:formula="of:=([.D24]-[.E24])^2" office:value-type="float" office:value="0.358553056849001" calcext:value-type="float">
            <text:p>0,35855305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43651" calcext:value-type="float">
            <text:p>0,343651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4.967463" calcext:value-type="float">
            <text:p>24,967463</text:p>
          </table:table-cell>
          <table:table-cell table:formula="of:=([.D25]-[.E25])^2" office:value-type="float" office:value="1.869938646849" calcext:value-type="float">
            <text:p>1,86993864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4238" calcext:value-type="float">
            <text:p>0,34238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4.95094" calcext:value-type="float">
            <text:p>24,95094</text:p>
          </table:table-cell>
          <table:table-cell table:formula="of:=([.D26]-[.E26])^2" office:value-type="float" office:value="0.724100585480998" calcext:value-type="float">
            <text:p>0,72410058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69205" calcext:value-type="float">
            <text:p>0,369205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299665" calcext:value-type="float">
            <text:p>25,299665</text:p>
          </table:table-cell>
          <table:table-cell table:formula="of:=([.D27]-[.E27])^2" office:value-type="float" office:value="0.160268112225002" calcext:value-type="float">
            <text:p>0,1602681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3569" calcext:value-type="float">
            <text:p>0,453569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396397" calcext:value-type="float">
            <text:p>26,396397</text:p>
          </table:table-cell>
          <table:table-cell table:formula="of:=([.D28]-[.E28])^2" office:value-type="float" office:value="0.0414554032360003" calcext:value-type="float">
            <text:p>0,04145540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33998" calcext:value-type="float">
            <text:p>0,533998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441974" calcext:value-type="float">
            <text:p>27,441974</text:p>
          </table:table-cell>
          <table:table-cell table:formula="of:=([.D29]-[.E29])^2" office:value-type="float" office:value="0.311391900625005" calcext:value-type="float">
            <text:p>0,3113919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5902" calcext:value-type="float">
            <text:p>0,615902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506726" calcext:value-type="float">
            <text:p>28,506726</text:p>
          </table:table-cell>
          <table:table-cell table:formula="of:=([.D30]-[.E30])^2" office:value-type="float" office:value="0.165430106361" calcext:value-type="float">
            <text:p>0,16543010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9316" calcext:value-type="float">
            <text:p>0,639316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11108" calcext:value-type="float">
            <text:p>28,811108</text:p>
          </table:table-cell>
          <table:table-cell table:formula="of:=([.D31]-[.E31])^2" office:value-type="float" office:value="0.657897809880997" calcext:value-type="float">
            <text:p>0,65789780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99966" calcext:value-type="float">
            <text:p>0,599966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299558" calcext:value-type="float">
            <text:p>28,299558</text:p>
          </table:table-cell>
          <table:table-cell table:formula="of:=([.D32]-[.E32])^2" office:value-type="float" office:value="0.4906161936" calcext:value-type="float">
            <text:p>0,49061619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3728" calcext:value-type="float">
            <text:p>0,643728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868464" calcext:value-type="float">
            <text:p>28,868464</text:p>
          </table:table-cell>
          <table:table-cell table:formula="of:=([.D33]-[.E33])^2" office:value-type="float" office:value="0.691445467023993" calcext:value-type="float">
            <text:p>0,6914454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5284" calcext:value-type="float">
            <text:p>0,675284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278692" calcext:value-type="float">
            <text:p>29,278692</text:p>
          </table:table-cell>
          <table:table-cell table:formula="of:=([.D34]-[.E34])^2" office:value-type="float" office:value="4.93421811610001" calcext:value-type="float">
            <text:p>4,93421811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83928" calcext:value-type="float">
            <text:p>0,783928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691064" calcext:value-type="float">
            <text:p>30,691064</text:p>
          </table:table-cell>
          <table:table-cell table:formula="of:=([.D35]-[.E35])^2" office:value-type="float" office:value="0.793986141481004" calcext:value-type="float">
            <text:p>0,79398614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95733" calcext:value-type="float">
            <text:p>0,695733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544529" calcext:value-type="float">
            <text:p>29,544529</text:p>
          </table:table-cell>
          <table:table-cell table:formula="of:=([.D36]-[.E36])^2" office:value-type="float" office:value="1.30995578808899" calcext:value-type="float">
            <text:p>1,3099557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1221" calcext:value-type="float">
            <text:p>0,591221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85873" calcext:value-type="float">
            <text:p>28,185873</text:p>
          </table:table-cell>
          <table:table-cell table:formula="of:=([.D37]-[.E37])^2" office:value-type="float" office:value="0.0817216569000016" calcext:value-type="float">
            <text:p>0,0817216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6016" calcext:value-type="float">
            <text:p>0,556016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28208" calcext:value-type="float">
            <text:p>27,728208</text:p>
          </table:table-cell>
          <table:table-cell table:formula="of:=([.D38]-[.E38])^2" office:value-type="float" office:value="1.27284652202499" calcext:value-type="float">
            <text:p>1,2728465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7056" calcext:value-type="float">
            <text:p>0,467056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571728" calcext:value-type="float">
            <text:p>26,571728</text:p>
          </table:table-cell>
          <table:table-cell table:formula="of:=([.D39]-[.E39])^2" office:value-type="float" office:value="0.0294911929000001" calcext:value-type="float">
            <text:p>0,02949119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4124" calcext:value-type="float">
            <text:p>0,454124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403612" calcext:value-type="float">
            <text:p>26,403612</text:p>
          </table:table-cell>
          <table:table-cell table:formula="of:=([.D40]-[.E40])^2" office:value-type="float" office:value="0.0107350321000007" calcext:value-type="float">
            <text:p>0,0107350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8374" calcext:value-type="float">
            <text:p>0,458374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58862" calcext:value-type="float">
            <text:p>26,458862</text:p>
          </table:table-cell>
          <table:table-cell table:formula="of:=([.D41]-[.E41])^2" office:value-type="float" office:value="0.00346497049599998" calcext:value-type="float">
            <text:p>0,00346497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9086" calcext:value-type="float">
            <text:p>0,459086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68118" calcext:value-type="float">
            <text:p>26,468118</text:p>
          </table:table-cell>
          <table:table-cell table:formula="of:=([.D42]-[.E42])^2" office:value-type="float" office:value="0.219133525688999" calcext:value-type="float">
            <text:p>0,21913352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651" calcext:value-type="float">
            <text:p>0,45651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43463" calcext:value-type="float">
            <text:p>26,43463</text:p>
          </table:table-cell>
          <table:table-cell table:formula="of:=([.D43]-[.E43])^2" office:value-type="float" office:value="0.0550484213759984" calcext:value-type="float">
            <text:p>0,05504842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1231" calcext:value-type="float">
            <text:p>0,461231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496003" calcext:value-type="float">
            <text:p>26,496003</text:p>
          </table:table-cell>
          <table:table-cell table:formula="of:=([.D44]-[.E44])^2" office:value-type="float" office:value="0.0876142240089999" calcext:value-type="float">
            <text:p>0,087614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957" calcext:value-type="float">
            <text:p>0,46957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60441" calcext:value-type="float">
            <text:p>26,60441</text:p>
          </table:table-cell>
          <table:table-cell table:formula="of:=([.D45]-[.E45])^2" office:value-type="float" office:value="0.365310239281" calcext:value-type="float">
            <text:p>0,36531023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4418" calcext:value-type="float">
            <text:p>0,454418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407434" calcext:value-type="float">
            <text:p>26,407434</text:p>
          </table:table-cell>
          <table:table-cell table:formula="of:=([.D46]-[.E46])^2" office:value-type="float" office:value="0.257484190041002" calcext:value-type="float">
            <text:p>0,257484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1918" calcext:value-type="float">
            <text:p>0,451918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374934" calcext:value-type="float">
            <text:p>26,374934</text:p>
          </table:table-cell>
          <table:table-cell table:formula="of:=([.D47]-[.E47])^2" office:value-type="float" office:value="2.480426553969" calcext:value-type="float">
            <text:p>2,4804265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7097" calcext:value-type="float">
            <text:p>0,397097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662261" calcext:value-type="float">
            <text:p>25,662261</text:p>
          </table:table-cell>
          <table:table-cell table:formula="of:=([.D48]-[.E48])^2" office:value-type="float" office:value="0.0687813566439999" calcext:value-type="float">
            <text:p>0,06878135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5452" calcext:value-type="float">
            <text:p>0,405452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770876" calcext:value-type="float">
            <text:p>25,770876</text:p>
          </table:table-cell>
          <table:table-cell table:formula="of:=([.D49]-[.E49])^2" office:value-type="float" office:value="0.450077290884003" calcext:value-type="float">
            <text:p>0,4500772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3912" calcext:value-type="float">
            <text:p>0,413912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880856" calcext:value-type="float">
            <text:p>25,880856</text:p>
          </table:table-cell>
          <table:table-cell table:formula="of:=([.D50]-[.E50])^2" office:value-type="float" office:value="0.775903769316005" calcext:value-type="float">
            <text:p>0,77590376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2874" calcext:value-type="float">
            <text:p>0,392874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607362" calcext:value-type="float">
            <text:p>25,607362</text:p>
          </table:table-cell>
          <table:table-cell table:formula="of:=([.D51]-[.E51])^2" office:value-type="float" office:value="0.823303984321003" calcext:value-type="float">
            <text:p>0,82330398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5148" calcext:value-type="float">
            <text:p>0,395148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636924" calcext:value-type="float">
            <text:p>25,636924</text:p>
          </table:table-cell>
          <table:table-cell table:formula="of:=([.D52]-[.E52])^2" office:value-type="float" office:value="0.405669634084003" calcext:value-type="float">
            <text:p>0,40566963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5946" calcext:value-type="float">
            <text:p>0,395946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647298" calcext:value-type="float">
            <text:p>25,647298</text:p>
          </table:table-cell>
          <table:table-cell table:formula="of:=([.D53]-[.E53])^2" office:value-type="float" office:value="0.558445333264003" calcext:value-type="float">
            <text:p>0,558445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3677" calcext:value-type="float">
            <text:p>0,403677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747801" calcext:value-type="float">
            <text:p>25,747801</text:p>
          </table:table-cell>
          <table:table-cell table:formula="of:=([.D54]-[.E54])^2" office:value-type="float" office:value="0.726248248804003" calcext:value-type="float">
            <text:p>0,72624824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79872" calcext:value-type="float">
            <text:p>0,479872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738336" calcext:value-type="float">
            <text:p>26,738336</text:p>
          </table:table-cell>
          <table:table-cell table:formula="of:=([.D55]-[.E55])^2" office:value-type="float" office:value="3.46579657222499" calcext:value-type="float">
            <text:p>3,46579657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45536" calcext:value-type="float">
            <text:p>0,645536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8.891968" calcext:value-type="float">
            <text:p>28,891968</text:p>
          </table:table-cell>
          <table:table-cell table:formula="of:=([.D56]-[.E56])^2" office:value-type="float" office:value="0.258091432729002" calcext:value-type="float">
            <text:p>0,25809143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18738" calcext:value-type="float">
            <text:p>0,718738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843594" calcext:value-type="float">
            <text:p>29,843594</text:p>
          </table:table-cell>
          <table:table-cell table:formula="of:=([.D57]-[.E57])^2" office:value-type="float" office:value="0.00190000092100007" calcext:value-type="float">
            <text:p>0,0019000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9615" calcext:value-type="float">
            <text:p>0,739615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114995" calcext:value-type="float">
            <text:p>30,114995</text:p>
          </table:table-cell>
          <table:table-cell table:formula="of:=([.D58]-[.E58])^2" office:value-type="float" office:value="0.616232850024997" calcext:value-type="float">
            <text:p>0,616232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5977" calcext:value-type="float">
            <text:p>0,775977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587701" calcext:value-type="float">
            <text:p>30,587701</text:p>
          </table:table-cell>
          <table:table-cell table:formula="of:=([.D59]-[.E59])^2" office:value-type="float" office:value="0.472931290000004" calcext:value-type="float">
            <text:p>0,472931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6366" calcext:value-type="float">
            <text:p>0,686366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422758" calcext:value-type="float">
            <text:p>29,422758</text:p>
          </table:table-cell>
          <table:table-cell table:formula="of:=([.D60]-[.E60])^2" office:value-type="float" office:value="1.160456790025" calcext:value-type="float">
            <text:p>1,16045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4773" calcext:value-type="float">
            <text:p>0,694773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532049" calcext:value-type="float">
            <text:p>29,532049</text:p>
          </table:table-cell>
          <table:table-cell table:formula="of:=([.D61]-[.E61])^2" office:value-type="float" office:value="0.446161210208996" calcext:value-type="float">
            <text:p>0,44616121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72641" calcext:value-type="float">
            <text:p>0,672641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244333" calcext:value-type="float">
            <text:p>29,244333</text:p>
          </table:table-cell>
          <table:table-cell table:formula="of:=([.D62]-[.E62])^2" office:value-type="float" office:value="0.913303237560994" calcext:value-type="float">
            <text:p>0,91330323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2217" calcext:value-type="float">
            <text:p>0,652217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978821" calcext:value-type="float">
            <text:p>28,978821</text:p>
          </table:table-cell>
          <table:table-cell table:formula="of:=([.D63]-[.E63])^2" office:value-type="float" office:value="0.271631719488997" calcext:value-type="float">
            <text:p>0,27163171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33696" calcext:value-type="float">
            <text:p>0,633696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738048" calcext:value-type="float">
            <text:p>28,738048</text:p>
          </table:table-cell>
          <table:table-cell table:formula="of:=([.D64]-[.E64])^2" office:value-type="float" office:value="1.790380478601" calcext:value-type="float">
            <text:p>1,79038047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2485" calcext:value-type="float">
            <text:p>0,522485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92305" calcext:value-type="float">
            <text:p>27,292305</text:p>
          </table:table-cell>
          <table:table-cell table:formula="of:=([.D65]-[.E65])^2" office:value-type="float" office:value="2.863882674601" calcext:value-type="float">
            <text:p>2,8638826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137" calcext:value-type="float">
            <text:p>0,45137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36781" calcext:value-type="float">
            <text:p>26,36781</text:p>
          </table:table-cell>
          <table:table-cell table:formula="of:=([.D66]-[.E66])^2" office:value-type="float" office:value="1.140211789249" calcext:value-type="float">
            <text:p>1,14021178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19091" calcext:value-type="float">
            <text:p>0,419091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5.948183" calcext:value-type="float">
            <text:p>25,948183</text:p>
          </table:table-cell>
          <table:table-cell table:formula="of:=([.D67]-[.E67])^2" office:value-type="float" office:value="0.123776608760999" calcext:value-type="float">
            <text:p>0,12377660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0938" calcext:value-type="float">
            <text:p>0,430938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102194" calcext:value-type="float">
            <text:p>26,102194</text:p>
          </table:table-cell>
          <table:table-cell table:formula="of:=([.D68]-[.E68])^2" office:value-type="float" office:value="0.0408803917209988" calcext:value-type="float">
            <text:p>0,0408803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3323" calcext:value-type="float">
            <text:p>0,443323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263199" calcext:value-type="float">
            <text:p>26,263199</text:p>
          </table:table-cell>
          <table:table-cell table:formula="of:=([.D69]-[.E69])^2" office:value-type="float" office:value="0.131909881636" calcext:value-type="float">
            <text:p>0,13190988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928" calcext:value-type="float">
            <text:p>0,44928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34064" calcext:value-type="float">
            <text:p>26,34064</text:p>
          </table:table-cell>
          <table:table-cell table:formula="of:=([.D70]-[.E70])^2" office:value-type="float" office:value="0.706684016025003" calcext:value-type="float">
            <text:p>0,7066840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1487" calcext:value-type="float">
            <text:p>0,441487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239331" calcext:value-type="float">
            <text:p>26,239331</text:p>
          </table:table-cell>
          <table:table-cell table:formula="of:=([.D71]-[.E71])^2" office:value-type="float" office:value="1.298079684889" calcext:value-type="float">
            <text:p>1,29807968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28" calcext:value-type="float">
            <text:p>0,4028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364" calcext:value-type="float">
            <text:p>25,7364</text:p>
          </table:table-cell>
          <table:table-cell table:formula="of:=([.D72]-[.E72])^2" office:value-type="float" office:value="0.876850578409004" calcext:value-type="float">
            <text:p>0,87685057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0254" calcext:value-type="float">
            <text:p>0,390254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573302" calcext:value-type="float">
            <text:p>25,573302</text:p>
          </table:table-cell>
          <table:table-cell table:formula="of:=([.D73]-[.E73])^2" office:value-type="float" office:value="0.598000623024995" calcext:value-type="float">
            <text:p>0,5980006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5828" calcext:value-type="float">
            <text:p>0,385828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515764" calcext:value-type="float">
            <text:p>25,515764</text:p>
          </table:table-cell>
          <table:table-cell table:formula="of:=([.D74]-[.E74])^2" office:value-type="float" office:value="1.031784629824" calcext:value-type="float">
            <text:p>1,03178462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7713" calcext:value-type="float">
            <text:p>0,37713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40269" calcext:value-type="float">
            <text:p>25,40269</text:p>
          </table:table-cell>
          <table:table-cell table:formula="of:=([.D75]-[.E75])^2" office:value-type="float" office:value="0.252691203856002" calcext:value-type="float">
            <text:p>0,25269120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0967" calcext:value-type="float">
            <text:p>0,390967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582571" calcext:value-type="float">
            <text:p>25,582571</text:p>
          </table:table-cell>
          <table:table-cell table:formula="of:=([.D76]-[.E76])^2" office:value-type="float" office:value="0.0798446746240007" calcext:value-type="float">
            <text:p>0,07984467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586" calcext:value-type="float">
            <text:p>0,42586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03618" calcext:value-type="float">
            <text:p>26,03618</text:p>
          </table:table-cell>
          <table:table-cell table:formula="of:=([.D77]-[.E77])^2" office:value-type="float" office:value="0.440655664760995" calcext:value-type="float">
            <text:p>0,44065566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00796" calcext:value-type="float">
            <text:p>0,500796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010348" calcext:value-type="float">
            <text:p>27,010348</text:p>
          </table:table-cell>
          <table:table-cell table:formula="of:=([.D78]-[.E78])^2" office:value-type="float" office:value="1.98907019833601" calcext:value-type="float">
            <text:p>1,98907019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1139" calcext:value-type="float">
            <text:p>0,471139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624807" calcext:value-type="float">
            <text:p>26,624807</text:p>
          </table:table-cell>
          <table:table-cell table:formula="of:=([.D79]-[.E79])^2" office:value-type="float" office:value="4.09982313920399" calcext:value-type="float">
            <text:p>4,09982313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4298" calcext:value-type="float">
            <text:p>0,384298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495874" calcext:value-type="float">
            <text:p>25,495874</text:p>
          </table:table-cell>
          <table:table-cell table:formula="of:=([.D80]-[.E80])^2" office:value-type="float" office:value="0.484244799128999" calcext:value-type="float">
            <text:p>0,48424479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3218" calcext:value-type="float">
            <text:p>0,393218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611834" calcext:value-type="float">
            <text:p>25,611834</text:p>
          </table:table-cell>
          <table:table-cell table:formula="of:=([.D81]-[.E81])^2" office:value-type="float" office:value="1.41172656192099" calcext:value-type="float">
            <text:p>1,41172656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0988" calcext:value-type="float">
            <text:p>0,470988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622844" calcext:value-type="float">
            <text:p>26,622844</text:p>
          </table:table-cell>
          <table:table-cell table:formula="of:=([.D82]-[.E82])^2" office:value-type="float" office:value="0.142246648336" calcext:value-type="float">
            <text:p>0,14224664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5416" calcext:value-type="float">
            <text:p>0,545416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590408" calcext:value-type="float">
            <text:p>27,590408</text:p>
          </table:table-cell>
          <table:table-cell table:formula="of:=([.D83]-[.E83])^2" office:value-type="float" office:value="1.231187748921" calcext:value-type="float">
            <text:p>1,23118774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2193" calcext:value-type="float">
            <text:p>0,642193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848509" calcext:value-type="float">
            <text:p>28,848509</text:p>
          </table:table-cell>
          <table:table-cell table:formula="of:=([.D84]-[.E84])^2" office:value-type="float" office:value="0.00235254100900036" calcext:value-type="float">
            <text:p>0,0023525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1551" calcext:value-type="float">
            <text:p>0,681551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360163" calcext:value-type="float">
            <text:p>29,360163</text:p>
          </table:table-cell>
          <table:table-cell table:formula="of:=([.D85]-[.E85])^2" office:value-type="float" office:value="2.43412730856099" calcext:value-type="float">
            <text:p>2,43412730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6927" calcext:value-type="float">
            <text:p>0,576927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8.000051" calcext:value-type="float">
            <text:p>28,000051</text:p>
          </table:table-cell>
          <table:table-cell table:formula="of:=([.D86]-[.E86])^2" office:value-type="float" office:value="0.00998880313600014" calcext:value-type="float">
            <text:p>0,00998880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2127" calcext:value-type="float">
            <text:p>0,582127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67651" calcext:value-type="float">
            <text:p>28,067651</text:p>
          </table:table-cell>
          <table:table-cell table:formula="of:=([.D87]-[.E87])^2" office:value-type="float" office:value="1.36339951660901" calcext:value-type="float">
            <text:p>1,36339951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1613" calcext:value-type="float">
            <text:p>0,501613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7.020969" calcext:value-type="float">
            <text:p>27,020969</text:p>
          </table:table-cell>
          <table:table-cell table:formula="of:=([.D88]-[.E88])^2" office:value-type="float" office:value="0.673980247368993" calcext:value-type="float">
            <text:p>0,67398024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2635" calcext:value-type="float">
            <text:p>0,452635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384255" calcext:value-type="float">
            <text:p>26,384255</text:p>
          </table:table-cell>
          <table:table-cell table:formula="of:=([.D89]-[.E89])^2" office:value-type="float" office:value="1.175602399504" calcext:value-type="float">
            <text:p>1,17560239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2229" calcext:value-type="float">
            <text:p>0,422229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5.988977" calcext:value-type="float">
            <text:p>25,988977</text:p>
          </table:table-cell>
          <table:table-cell table:formula="of:=([.D90]-[.E90])^2" office:value-type="float" office:value="0.346895084483997" calcext:value-type="float">
            <text:p>0,34689508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3782" calcext:value-type="float">
            <text:p>0,403782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749166" calcext:value-type="float">
            <text:p>25,749166</text:p>
          </table:table-cell>
          <table:table-cell table:formula="of:=([.D91]-[.E91])^2" office:value-type="float" office:value="0.121917593888998" calcext:value-type="float">
            <text:p>0,12191759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5275" calcext:value-type="float">
            <text:p>0,415275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898575" calcext:value-type="float">
            <text:p>25,898575</text:p>
          </table:table-cell>
          <table:table-cell table:formula="of:=([.D92]-[.E92])^2" office:value-type="float" office:value="0.248578027776" calcext:value-type="float">
            <text:p>0,24857802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6457" calcext:value-type="float">
            <text:p>0,416457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913941" calcext:value-type="float">
            <text:p>25,913941</text:p>
          </table:table-cell>
          <table:table-cell table:formula="of:=([.D93]-[.E93])^2" office:value-type="float" office:value="0.662503207249003" calcext:value-type="float">
            <text:p>0,66250320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2561" calcext:value-type="float">
            <text:p>0,412561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863293" calcext:value-type="float">
            <text:p>25,863293</text:p>
          </table:table-cell>
          <table:table-cell table:formula="of:=([.D94]-[.E94])^2" office:value-type="float" office:value="1.13059838361599" calcext:value-type="float">
            <text:p>1,13059838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2257" calcext:value-type="float">
            <text:p>0,392257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599341" calcext:value-type="float">
            <text:p>25,599341</text:p>
          </table:table-cell>
          <table:table-cell table:formula="of:=([.D95]-[.E95])^2" office:value-type="float" office:value="0.638950830335997" calcext:value-type="float">
            <text:p>0,63895083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89869" calcext:value-type="float">
            <text:p>0,389869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568297" calcext:value-type="float">
            <text:p>25,568297</text:p>
          </table:table-cell>
          <table:table-cell table:formula="of:=([.D96]-[.E96])^2" office:value-type="float" office:value="1.36491788020901" calcext:value-type="float">
            <text:p>1,36491788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73757" calcext:value-type="float">
            <text:p>0,373757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358841" calcext:value-type="float">
            <text:p>25,358841</text:p>
          </table:table-cell>
          <table:table-cell table:formula="of:=([.D97]-[.E97])^2" office:value-type="float" office:value="0.116389463281001" calcext:value-type="float">
            <text:p>0,11638946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24286" calcext:value-type="float">
            <text:p>0,424286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015718" calcext:value-type="float">
            <text:p>26,015718</text:p>
          </table:table-cell>
          <table:table-cell table:formula="of:=([.D98]-[.E98])^2" office:value-type="float" office:value="2.297413181284" calcext:value-type="float">
            <text:p>2,29741318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02986" calcext:value-type="float">
            <text:p>0,402986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738818" calcext:value-type="float">
            <text:p>25,738818</text:p>
          </table:table-cell>
          <table:table-cell table:formula="of:=([.D99]-[.E99])^2" office:value-type="float" office:value="2.68572771476099" calcext:value-type="float">
            <text:p>2,68572771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7085" calcext:value-type="float">
            <text:p>0,347085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012105" calcext:value-type="float">
            <text:p>25,012105</text:p>
          </table:table-cell>
          <table:table-cell table:formula="of:=([.D100]-[.E100])^2" office:value-type="float" office:value="0.507087834200996" calcext:value-type="float">
            <text:p>0,5070878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3496" calcext:value-type="float">
            <text:p>0,373496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355448" calcext:value-type="float">
            <text:p>25,355448</text:p>
          </table:table-cell>
          <table:table-cell table:formula="of:=([.D101]-[.E101])^2" office:value-type="float" office:value="1.548917148025" calcext:value-type="float">
            <text:p>1,5489171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2919" calcext:value-type="float">
            <text:p>0,462919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17947" calcext:value-type="float">
            <text:p>26,517947</text:p>
          </table:table-cell>
          <table:table-cell table:formula="of:=([.D102]-[.E102])^2" office:value-type="float" office:value="0.515453638400999" calcext:value-type="float">
            <text:p>0,51545363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94439" calcext:value-type="float">
            <text:p>0,494439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6.927707" calcext:value-type="float">
            <text:p>26,927707</text:p>
          </table:table-cell>
          <table:table-cell table:formula="of:=([.D103]-[.E103])^2" office:value-type="float" office:value="4.52714984409999" calcext:value-type="float">
            <text:p>4,52714984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9956" calcext:value-type="float">
            <text:p>0,39956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69428" calcext:value-type="float">
            <text:p>25,69428</text:p>
          </table:table-cell>
          <table:table-cell table:formula="of:=([.D104]-[.E104])^2" office:value-type="float" office:value="2.57833992984101" calcext:value-type="float">
            <text:p>2,57833992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15629" calcext:value-type="float">
            <text:p>0,515629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203177" calcext:value-type="float">
            <text:p>27,203177</text:p>
          </table:table-cell>
          <table:table-cell table:formula="of:=([.D105]-[.E105])^2" office:value-type="float" office:value="0.485566474276002" calcext:value-type="float">
            <text:p>0,4855664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90591" calcext:value-type="float">
            <text:p>0,590591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177683" calcext:value-type="float">
            <text:p>28,177683</text:p>
          </table:table-cell>
          <table:table-cell table:formula="of:=([.D106]-[.E106])^2" office:value-type="float" office:value="0.0494230699689999" calcext:value-type="float">
            <text:p>0,049423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3472" calcext:value-type="float">
            <text:p>0,623472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605136" calcext:value-type="float">
            <text:p>28,605136</text:p>
          </table:table-cell>
          <table:table-cell table:formula="of:=([.D107]-[.E107])^2" office:value-type="float" office:value="0.155915999043997" calcext:value-type="float">
            <text:p>0,1559159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80338" calcext:value-type="float">
            <text:p>0,680338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44394" calcext:value-type="float">
            <text:p>29,344394</text:p>
          </table:table-cell>
          <table:table-cell table:formula="of:=([.D108]-[.E108])^2" office:value-type="float" office:value="6.47396627120099" calcext:value-type="float">
            <text:p>6,47396627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14934" calcext:value-type="float">
            <text:p>0,514934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194142" calcext:value-type="float">
            <text:p>27,194142</text:p>
          </table:table-cell>
          <table:table-cell table:formula="of:=([.D109]-[.E109])^2" office:value-type="float" office:value="0.00886346931599905" calcext:value-type="float">
            <text:p>0,00886346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5465" calcext:value-type="float">
            <text:p>0,505465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071045" calcext:value-type="float">
            <text:p>27,071045</text:p>
          </table:table-cell>
          <table:table-cell table:formula="of:=([.D110]-[.E110])^2" office:value-type="float" office:value="0.221880565764001" calcext:value-type="float">
            <text:p>0,22188056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6784" calcext:value-type="float">
            <text:p>0,486784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28192" calcext:value-type="float">
            <text:p>26,828192</text:p>
          </table:table-cell>
          <table:table-cell table:formula="of:=([.D111]-[.E111])^2" office:value-type="float" office:value="1.76410727080901" calcext:value-type="float">
            <text:p>1,76410727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0306" calcext:value-type="float">
            <text:p>0,410306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833978" calcext:value-type="float">
            <text:p>25,833978</text:p>
          </table:table-cell>
          <table:table-cell table:formula="of:=([.D112]-[.E112])^2" office:value-type="float" office:value="0.872303696784008" calcext:value-type="float">
            <text:p>0,8723036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7342" calcext:value-type="float">
            <text:p>0,397342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665446" calcext:value-type="float">
            <text:p>25,665446</text:p>
          </table:table-cell>
          <table:table-cell table:formula="of:=([.D113]-[.E113])^2" office:value-type="float" office:value="1.287201433401" calcext:value-type="float">
            <text:p>1,2872014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4817" calcext:value-type="float">
            <text:p>0,464817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542621" calcext:value-type="float">
            <text:p>26,542621</text:p>
          </table:table-cell>
          <table:table-cell table:formula="of:=([.D114]-[.E114])^2" office:value-type="float" office:value="0.0588639791610006" calcext:value-type="float">
            <text:p>0,05886397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7667" calcext:value-type="float">
            <text:p>0,487667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839671" calcext:value-type="float">
            <text:p>26,839671</text:p>
          </table:table-cell>
          <table:table-cell table:formula="of:=([.D115]-[.E115])^2" office:value-type="float" office:value="0.705045708899997" calcext:value-type="float">
            <text:p>0,70504570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7311" calcext:value-type="float">
            <text:p>0,457311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445043" calcext:value-type="float">
            <text:p>26,445043</text:p>
          </table:table-cell>
          <table:table-cell table:formula="of:=([.D116]-[.E116])^2" office:value-type="float" office:value="0.0600431313689982" calcext:value-type="float">
            <text:p>0,06004313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3027" calcext:value-type="float">
            <text:p>0,483027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779351" calcext:value-type="float">
            <text:p>26,779351</text:p>
          </table:table-cell>
          <table:table-cell table:formula="of:=([.D117]-[.E117])^2" office:value-type="float" office:value="0.000426174736000032" calcext:value-type="float">
            <text:p>0,00042617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3213" calcext:value-type="float">
            <text:p>0,493213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11769" calcext:value-type="float">
            <text:p>26,911769</text:p>
          </table:table-cell>
          <table:table-cell table:formula="of:=([.D118]-[.E118])^2" office:value-type="float" office:value="0.831320885823997" calcext:value-type="float">
            <text:p>0,83132088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4819" calcext:value-type="float">
            <text:p>0,464819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542647" calcext:value-type="float">
            <text:p>26,542647</text:p>
          </table:table-cell>
          <table:table-cell table:formula="of:=([.D119]-[.E119])^2" office:value-type="float" office:value="0.117402854880998" calcext:value-type="float">
            <text:p>0,11740285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2592" calcext:value-type="float">
            <text:p>0,462592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513696" calcext:value-type="float">
            <text:p>26,513696</text:p>
          </table:table-cell>
          <table:table-cell table:formula="of:=([.D120]-[.E120])^2" office:value-type="float" office:value="1.027589717401" calcext:value-type="float">
            <text:p>1,02758971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8274" calcext:value-type="float">
            <text:p>0,438274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197562" calcext:value-type="float">
            <text:p>26,197562</text:p>
          </table:table-cell>
          <table:table-cell table:formula="of:=([.D121]-[.E121])^2" office:value-type="float" office:value="0.805612158480996" calcext:value-type="float">
            <text:p>0,80561215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5795" calcext:value-type="float">
            <text:p>0,405795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775335" calcext:value-type="float">
            <text:p>25,775335</text:p>
          </table:table-cell>
          <table:table-cell table:formula="of:=([.D122]-[.E122])^2" office:value-type="float" office:value="0.601141260889" calcext:value-type="float">
            <text:p>0,60114126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3518" calcext:value-type="float">
            <text:p>0,403518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745734" calcext:value-type="float">
            <text:p>25,745734</text:p>
          </table:table-cell>
          <table:table-cell table:formula="of:=([.D123]-[.E123])^2" office:value-type="float" office:value="0.297832147600002" calcext:value-type="float">
            <text:p>0,29783214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2068" calcext:value-type="float">
            <text:p>0,402068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726884" calcext:value-type="float">
            <text:p>25,726884</text:p>
          </table:table-cell>
          <table:table-cell table:formula="of:=([.D124]-[.E124])^2" office:value-type="float" office:value="1.269856280641" calcext:value-type="float">
            <text:p>1,26985628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7287" calcext:value-type="float">
            <text:p>0,387287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534731" calcext:value-type="float">
            <text:p>25,534731</text:p>
          </table:table-cell>
          <table:table-cell table:formula="of:=([.D125]-[.E125])^2" office:value-type="float" office:value="1.35784951182399" calcext:value-type="float">
            <text:p>1,35784951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69706" calcext:value-type="float">
            <text:p>0,469706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06178" calcext:value-type="float">
            <text:p>26,606178</text:p>
          </table:table-cell>
          <table:table-cell table:formula="of:=([.D126]-[.E126])^2" office:value-type="float" office:value="4.81288129358398" calcext:value-type="float">
            <text:p>4,8128812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5774" calcext:value-type="float">
            <text:p>0,65774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05062" calcext:value-type="float">
            <text:p>29,05062</text:p>
          </table:table-cell>
          <table:table-cell table:formula="of:=([.D127]-[.E127])^2" office:value-type="float" office:value="0.0223152806890001" calcext:value-type="float">
            <text:p>0,02231528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05762" calcext:value-type="float">
            <text:p>0,705762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674906" calcext:value-type="float">
            <text:p>29,674906</text:p>
          </table:table-cell>
          <table:table-cell table:formula="of:=([.D128]-[.E128])^2" office:value-type="float" office:value="0.525752607743999" calcext:value-type="float">
            <text:p>0,52575260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3867" calcext:value-type="float">
            <text:p>0,773867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60271" calcext:value-type="float">
            <text:p>30,560271</text:p>
          </table:table-cell>
          <table:table-cell table:formula="of:=([.D129]-[.E129])^2" office:value-type="float" office:value="0.193358075624999" calcext:value-type="float">
            <text:p>0,19335807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7831" calcext:value-type="float">
            <text:p>0,787831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41803" calcext:value-type="float">
            <text:p>30,741803</text:p>
          </table:table-cell>
          <table:table-cell table:formula="of:=([.D130]-[.E130])^2" office:value-type="float" office:value="0.0584672399999989" calcext:value-type="float">
            <text:p>0,05846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8767" calcext:value-type="float">
            <text:p>0,718767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843971" calcext:value-type="float">
            <text:p>29,843971</text:p>
          </table:table-cell>
          <table:table-cell table:formula="of:=([.D131]-[.E131])^2" office:value-type="float" office:value="1.11519724884101" calcext:value-type="float">
            <text:p>1,11519724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3775" calcext:value-type="float">
            <text:p>0,723775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909075" calcext:value-type="float">
            <text:p>29,909075</text:p>
          </table:table-cell>
          <table:table-cell table:formula="of:=([.D132]-[.E132])^2" office:value-type="float" office:value="2.531048719329" calcext:value-type="float">
            <text:p>2,53104871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30988" calcext:value-type="float">
            <text:p>0,730988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30.002844" calcext:value-type="float">
            <text:p>30,002844</text:p>
          </table:table-cell>
          <table:table-cell table:formula="of:=([.D133]-[.E133])^2" office:value-type="float" office:value="0.247167071280996" calcext:value-type="float">
            <text:p>0,24716707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7311" calcext:value-type="float">
            <text:p>0,67311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25043" calcext:value-type="float">
            <text:p>29,25043</text:p>
          </table:table-cell>
          <table:table-cell table:formula="of:=([.D134]-[.E134])^2" office:value-type="float" office:value="0.302032680624997" calcext:value-type="float">
            <text:p>0,30203268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3164" calcext:value-type="float">
            <text:p>0,643164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861132" calcext:value-type="float">
            <text:p>28,861132</text:p>
          </table:table-cell>
          <table:table-cell table:formula="of:=([.D135]-[.E135])^2" office:value-type="float" office:value="0.579329532769002" calcext:value-type="float">
            <text:p>0,57932953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6766" calcext:value-type="float">
            <text:p>0,556766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37958" calcext:value-type="float">
            <text:p>27,737958</text:p>
          </table:table-cell>
          <table:table-cell table:formula="of:=([.D136]-[.E136])^2" office:value-type="float" office:value="0.544582009763998" calcext:value-type="float">
            <text:p>0,54458200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5223" calcext:value-type="float">
            <text:p>0,495223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6.937899" calcext:value-type="float">
            <text:p>26,937899</text:p>
          </table:table-cell>
          <table:table-cell table:formula="of:=([.D137]-[.E137])^2" office:value-type="float" office:value="4.674654789025" calcext:value-type="float">
            <text:p>4,6746547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63592" calcext:value-type="float">
            <text:p>0,563592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826696" calcext:value-type="float">
            <text:p>27,826696</text:p>
          </table:table-cell>
          <table:table-cell table:formula="of:=([.D138]-[.E138])^2" office:value-type="float" office:value="1.76013819680399" calcext:value-type="float">
            <text:p>1,76013819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7006" calcext:value-type="float">
            <text:p>0,467006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571078" calcext:value-type="float">
            <text:p>26,571078</text:p>
          </table:table-cell>
          <table:table-cell table:formula="of:=([.D139]-[.E139])^2" office:value-type="float" office:value="0.0734821977760004" calcext:value-type="float">
            <text:p>0,07348219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3181" calcext:value-type="float">
            <text:p>0,453181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391353" calcext:value-type="float">
            <text:p>26,391353</text:p>
          </table:table-cell>
          <table:table-cell table:formula="of:=([.D140]-[.E140])^2" office:value-type="float" office:value="13.754107074409" calcext:value-type="float">
            <text:p>13,75410707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51816" calcext:value-type="float">
            <text:p>0,651816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973608" calcext:value-type="float">
            <text:p>28,973608</text:p>
          </table:table-cell>
          <table:table-cell table:formula="of:=([.D141]-[.E141])^2" office:value-type="float" office:value="7.148169043236" calcext:value-type="float">
            <text:p>7,14816904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3166" calcext:value-type="float">
            <text:p>0,463166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521158" calcext:value-type="float">
            <text:p>26,521158</text:p>
          </table:table-cell>
          <table:table-cell table:formula="of:=([.D142]-[.E142])^2" office:value-type="float" office:value="0.0489099763360003" calcext:value-type="float">
            <text:p>0,04890997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7863" calcext:value-type="float">
            <text:p>0,457863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452219" calcext:value-type="float">
            <text:p>26,452219</text:p>
          </table:table-cell>
          <table:table-cell table:formula="of:=([.D143]-[.E143])^2" office:value-type="float" office:value="0.304940301795999" calcext:value-type="float">
            <text:p>0,3049403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84123" calcext:value-type="float">
            <text:p>0,484123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793599" calcext:value-type="float">
            <text:p>26,793599</text:p>
          </table:table-cell>
          <table:table-cell table:formula="of:=([.D144]-[.E144])^2" office:value-type="float" office:value="18.545132636836" calcext:value-type="float">
            <text:p>18,5451326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15123" calcext:value-type="float">
            <text:p>0,615123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496599" calcext:value-type="float">
            <text:p>28,496599</text:p>
          </table:table-cell>
          <table:table-cell table:formula="of:=([.D145]-[.E145])^2" office:value-type="float" office:value="8.39026259402499" calcext:value-type="float">
            <text:p>8,3902625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67681" calcext:value-type="float">
            <text:p>0,467681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579853" calcext:value-type="float">
            <text:p>26,579853</text:p>
          </table:table-cell>
          <table:table-cell table:formula="of:=([.D146]-[.E146])^2" office:value-type="float" office:value="3.68698370310401" calcext:value-type="float">
            <text:p>3,68698370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8199" calcext:value-type="float">
            <text:p>0,538199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496587" calcext:value-type="float">
            <text:p>27,496587</text:p>
          </table:table-cell>
          <table:table-cell table:formula="of:=([.D147]-[.E147])^2" office:value-type="float" office:value="3.59702707588901" calcext:value-type="float">
            <text:p>3,5970270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0573" calcext:value-type="float">
            <text:p>0,500573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007449" calcext:value-type="float">
            <text:p>27,007449</text:p>
          </table:table-cell>
          <table:table-cell table:formula="of:=([.D148]-[.E148])^2" office:value-type="float" office:value="2.915371842916" calcext:value-type="float">
            <text:p>2,91537184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71179" calcext:value-type="float">
            <text:p>0,371179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325327" calcext:value-type="float">
            <text:p>25,325327</text:p>
          </table:table-cell>
          <table:table-cell table:formula="of:=([.D149]-[.E149])^2" office:value-type="float" office:value="29.972088254329" calcext:value-type="float">
            <text:p>29,97208825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67768" calcext:value-type="float">
            <text:p>0,667768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9.180984" calcext:value-type="float">
            <text:p>29,180984</text:p>
          </table:table-cell>
          <table:table-cell table:formula="of:=([.D150]-[.E150])^2" office:value-type="float" office:value="14.295847570225" calcext:value-type="float">
            <text:p>14,2958475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23944" calcext:value-type="float">
            <text:p>0,423944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6.011272" calcext:value-type="float">
            <text:p>26,011272</text:p>
          </table:table-cell>
          <table:table-cell table:formula="of:=([.D151]-[.E151])^2" office:value-type="float" office:value="24.887367148176" calcext:value-type="float">
            <text:p>24,88736714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64299" calcext:value-type="float">
            <text:p>0,64299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8.85887" calcext:value-type="float">
            <text:p>28,85887</text:p>
          </table:table-cell>
          <table:table-cell table:formula="of:=([.D152]-[.E152])^2" office:value-type="float" office:value="11.282041265625" calcext:value-type="float">
            <text:p>11,28204126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500935" calcext:value-type="float">
            <text:p>0,500935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7.012155" calcext:value-type="float">
            <text:p>27,012155</text:p>
          </table:table-cell>
          <table:table-cell table:formula="of:=([.D153]-[.E153])^2" office:value-type="float" office:value="19.253236398201" calcext:value-type="float">
            <text:p>19,25323639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3507" calcext:value-type="float">
            <text:p>0,583507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8.085591" calcext:value-type="float">
            <text:p>28,085591</text:p>
          </table:table-cell>
          <table:table-cell table:formula="of:=([.D154]-[.E154])^2" office:value-type="float" office:value="0.235796676921004" calcext:value-type="float">
            <text:p>0,23579667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17399" calcext:value-type="float">
            <text:p>0,617399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526187" calcext:value-type="float">
            <text:p>28,526187</text:p>
          </table:table-cell>
          <table:table-cell table:formula="of:=([.D155]-[.E155])^2" office:value-type="float" office:value="3.33496261134399" calcext:value-type="float">
            <text:p>3,33496261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2108" calcext:value-type="float">
            <text:p>0,452108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377404" calcext:value-type="float">
            <text:p>26,377404</text:p>
          </table:table-cell>
          <table:table-cell table:formula="of:=([.D156]-[.E156])^2" office:value-type="float" office:value="0.0495503148010011" calcext:value-type="float">
            <text:p>0,0495503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32202" calcext:value-type="float">
            <text:p>0,532202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418626" calcext:value-type="float">
            <text:p>27,418626</text:p>
          </table:table-cell>
          <table:table-cell table:formula="of:=([.D157]-[.E157])^2" office:value-type="float" office:value="11.433717178884" calcext:value-type="float">
            <text:p>11,43371717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98123" calcext:value-type="float">
            <text:p>0,598123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8.275599" calcext:value-type="float">
            <text:p>28,275599</text:p>
          </table:table-cell>
          <table:table-cell table:formula="of:=([.D158]-[.E158])^2" office:value-type="float" office:value="1.754038008801" calcext:value-type="float">
            <text:p>1,75403800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07324" calcext:value-type="float">
            <text:p>0,707324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695212" calcext:value-type="float">
            <text:p>29,695212</text:p>
          </table:table-cell>
          <table:table-cell table:formula="of:=([.D159]-[.E159])^2" office:value-type="float" office:value="3.222775353681" calcext:value-type="float">
            <text:p>3,22277535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84312" calcext:value-type="float">
            <text:p>0,584312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8.096056" calcext:value-type="float">
            <text:p>28,096056</text:p>
          </table:table-cell>
          <table:table-cell table:formula="of:=([.D160]-[.E160])^2" office:value-type="float" office:value="1.20133875513599" calcext:value-type="float">
            <text:p>1,20133875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3542" calcext:value-type="float">
            <text:p>0,543542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566046" calcext:value-type="float">
            <text:p>27,566046</text:p>
          </table:table-cell>
          <table:table-cell table:formula="of:=([.D161]-[.E161])^2" office:value-type="float" office:value="0.933239077848998" calcext:value-type="float">
            <text:p>0,93323907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6501" calcext:value-type="float">
            <text:p>0,466501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564513" calcext:value-type="float">
            <text:p>26,564513</text:p>
          </table:table-cell>
          <table:table-cell table:formula="of:=([.D162]-[.E162])^2" office:value-type="float" office:value="0.0183564561960001" calcext:value-type="float">
            <text:p>0,01835645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133" calcext:value-type="float">
            <text:p>0,463133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20729" calcext:value-type="float">
            <text:p>26,520729</text:p>
          </table:table-cell>
          <table:table-cell table:formula="of:=([.D163]-[.E163])^2" office:value-type="float" office:value="0.0145759743609998" calcext:value-type="float">
            <text:p>0,01457597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6029" calcext:value-type="float">
            <text:p>0,466029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58377" calcext:value-type="float">
            <text:p>26,558377</text:p>
          </table:table-cell>
          <table:table-cell table:formula="of:=([.D164]-[.E164])^2" office:value-type="float" office:value="0.0667576406250005" calcext:value-type="float">
            <text:p>0,06675764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5411" calcext:value-type="float">
            <text:p>0,465411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50343" calcext:value-type="float">
            <text:p>26,550343</text:p>
          </table:table-cell>
          <table:table-cell table:formula="of:=([.D165]-[.E165])^2" office:value-type="float" office:value="0.0223969183360001" calcext:value-type="float">
            <text:p>0,02239691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1589" calcext:value-type="float">
            <text:p>0,491589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890657" calcext:value-type="float">
            <text:p>26,890657</text:p>
          </table:table-cell>
          <table:table-cell table:formula="of:=([.D166]-[.E166])^2" office:value-type="float" office:value="0.240746254281001" calcext:value-type="float">
            <text:p>0,24074625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0561" calcext:value-type="float">
            <text:p>0,480561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47293" calcext:value-type="float">
            <text:p>26,747293</text:p>
          </table:table-cell>
          <table:table-cell table:formula="of:=([.D167]-[.E167])^2" office:value-type="float" office:value="0.558445333263997" calcext:value-type="float">
            <text:p>0,55844533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5803" calcext:value-type="float">
            <text:p>0,455803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425439" calcext:value-type="float">
            <text:p>26,425439</text:p>
          </table:table-cell>
          <table:table-cell table:formula="of:=([.D168]-[.E168])^2" office:value-type="float" office:value="0.391178946248996" calcext:value-type="float">
            <text:p>0,39117894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5422" calcext:value-type="float">
            <text:p>0,445422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290486" calcext:value-type="float">
            <text:p>26,290486</text:p>
          </table:table-cell>
          <table:table-cell table:formula="of:=([.D169]-[.E169])^2" office:value-type="float" office:value="0.981056573289002" calcext:value-type="float">
            <text:p>0,98105657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5239" calcext:value-type="float">
            <text:p>0,415239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898107" calcext:value-type="float">
            <text:p>25,898107</text:p>
          </table:table-cell>
          <table:table-cell table:formula="of:=([.D170]-[.E170])^2" office:value-type="float" office:value="0.357728394815999" calcext:value-type="float">
            <text:p>0,35772839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908" calcext:value-type="float">
            <text:p>0,40908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1804" calcext:value-type="float">
            <text:p>25,81804</text:p>
          </table:table-cell>
          <table:table-cell table:formula="of:=([.D171]-[.E171])^2" office:value-type="float" office:value="0.515584313764006" calcext:value-type="float">
            <text:p>0,51558431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6809" calcext:value-type="float">
            <text:p>0,406809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788517" calcext:value-type="float">
            <text:p>25,788517</text:p>
          </table:table-cell>
          <table:table-cell table:formula="of:=([.D172]-[.E172])^2" office:value-type="float" office:value="0.00783525928899991" calcext:value-type="float">
            <text:p>0,0078352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0178" calcext:value-type="float">
            <text:p>0,430178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092314" calcext:value-type="float">
            <text:p>26,092314</text:p>
          </table:table-cell>
          <table:table-cell table:formula="of:=([.D173]-[.E173])^2" office:value-type="float" office:value="1.458507889969" calcext:value-type="float">
            <text:p>1,458507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6149" calcext:value-type="float">
            <text:p>0,536149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469937" calcext:value-type="float">
            <text:p>27,469937</text:p>
          </table:table-cell>
          <table:table-cell table:formula="of:=([.D174]-[.E174])^2" office:value-type="float" office:value="1.51304760360001" calcext:value-type="float">
            <text:p>1,51304760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52433" calcext:value-type="float">
            <text:p>0,652433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8.981629" calcext:value-type="float">
            <text:p>28,981629</text:p>
          </table:table-cell>
          <table:table-cell table:formula="of:=([.D175]-[.E175])^2" office:value-type="float" office:value="0.843407130383996" calcext:value-type="float">
            <text:p>0,84340713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2908" calcext:value-type="float">
            <text:p>0,742908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157804" calcext:value-type="float">
            <text:p>30,157804</text:p>
          </table:table-cell>
          <table:table-cell table:formula="of:=([.D176]-[.E176])^2" office:value-type="float" office:value="2.3783499961" calcext:value-type="float">
            <text:p>2,37834999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5074" calcext:value-type="float">
            <text:p>0,845074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485962" calcext:value-type="float">
            <text:p>31,485962</text:p>
          </table:table-cell>
          <table:table-cell table:formula="of:=([.D177]-[.E177])^2" office:value-type="float" office:value="0.0458096970240013" calcext:value-type="float">
            <text:p>0,045809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7042" calcext:value-type="float">
            <text:p>0,827042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251546" calcext:value-type="float">
            <text:p>31,251546</text:p>
          </table:table-cell>
          <table:table-cell table:formula="of:=([.D178]-[.E178])^2" office:value-type="float" office:value="0.300805080848999" calcext:value-type="float">
            <text:p>0,30080508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3859" calcext:value-type="float">
            <text:p>0,793859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20167" calcext:value-type="float">
            <text:p>30,820167</text:p>
          </table:table-cell>
          <table:table-cell table:formula="of:=([.D179]-[.E179])^2" office:value-type="float" office:value="0.462175627225001" calcext:value-type="float">
            <text:p>0,46217562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44087" calcext:value-type="float">
            <text:p>0,744087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30.173131" calcext:value-type="float">
            <text:p>30,173131</text:p>
          </table:table-cell>
          <table:table-cell table:formula="of:=([.D180]-[.E180])^2" office:value-type="float" office:value="2.64671250438401" calcext:value-type="float">
            <text:p>2,64671250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22133" calcext:value-type="float">
            <text:p>0,722133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887729" calcext:value-type="float">
            <text:p>29,887729</text:p>
          </table:table-cell>
          <table:table-cell table:formula="of:=([.D181]-[.E181])^2" office:value-type="float" office:value="0.659776054755996" calcext:value-type="float">
            <text:p>0,65977605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9412" calcext:value-type="float">
            <text:p>0,669412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9.202356" calcext:value-type="float">
            <text:p>29,202356</text:p>
          </table:table-cell>
          <table:table-cell table:formula="of:=([.D182]-[.E182])^2" office:value-type="float" office:value="0.805775522500004" calcext:value-type="float">
            <text:p>0,80577552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8099" calcext:value-type="float">
            <text:p>0,638099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795287" calcext:value-type="float">
            <text:p>28,795287</text:p>
          </table:table-cell>
          <table:table-cell table:formula="of:=([.D183]-[.E183])^2" office:value-type="float" office:value="0.483430965263998" calcext:value-type="float">
            <text:p>0,48343096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2718" calcext:value-type="float">
            <text:p>0,552718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685334" calcext:value-type="float">
            <text:p>27,685334</text:p>
          </table:table-cell>
          <table:table-cell table:formula="of:=([.D184]-[.E184])^2" office:value-type="float" office:value="0.342620574243996" calcext:value-type="float">
            <text:p>0,34262057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9538" calcext:value-type="float">
            <text:p>0,499538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6.993994" calcext:value-type="float">
            <text:p>26,993994</text:p>
          </table:table-cell>
          <table:table-cell table:formula="of:=([.D185]-[.E185])^2" office:value-type="float" office:value="0.0376356120010006" calcext:value-type="float">
            <text:p>0,0376356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0349" calcext:value-type="float">
            <text:p>0,480349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744537" calcext:value-type="float">
            <text:p>26,744537</text:p>
          </table:table-cell>
          <table:table-cell table:formula="of:=([.D186]-[.E186])^2" office:value-type="float" office:value="0.415431811599999" calcext:value-type="float">
            <text:p>0,41543181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761" calcext:value-type="float">
            <text:p>0,43761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18893" calcext:value-type="float">
            <text:p>26,18893</text:p>
          </table:table-cell>
          <table:table-cell table:formula="of:=([.D187]-[.E187])^2" office:value-type="float" office:value="0.0445497006240004" calcext:value-type="float">
            <text:p>0,04454970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5453" calcext:value-type="float">
            <text:p>0,455453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20889" calcext:value-type="float">
            <text:p>26,420889</text:p>
          </table:table-cell>
          <table:table-cell table:formula="of:=([.D188]-[.E188])^2" office:value-type="float" office:value="0.00625760102500031" calcext:value-type="float">
            <text:p>0,0062576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8828" calcext:value-type="float">
            <text:p>0,478828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24764" calcext:value-type="float">
            <text:p>26,724764</text:p>
          </table:table-cell>
          <table:table-cell table:formula="of:=([.D189]-[.E189])^2" office:value-type="float" office:value="0.390333804288998" calcext:value-type="float">
            <text:p>0,39033380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8339" calcext:value-type="float">
            <text:p>0,458339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458407" calcext:value-type="float">
            <text:p>26,458407</text:p>
          </table:table-cell>
          <table:table-cell table:formula="of:=([.D190]-[.E190])^2" office:value-type="float" office:value="0.210136060836" calcext:value-type="float">
            <text:p>0,21013606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6453" calcext:value-type="float">
            <text:p>0,456453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433889" calcext:value-type="float">
            <text:p>26,433889</text:p>
          </table:table-cell>
          <table:table-cell table:formula="of:=([.D191]-[.E191])^2" office:value-type="float" office:value="0.695364193225004" calcext:value-type="float">
            <text:p>0,69536419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526" calcext:value-type="float">
            <text:p>0,43526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15838" calcext:value-type="float">
            <text:p>26,15838</text:p>
          </table:table-cell>
          <table:table-cell table:formula="of:=([.D192]-[.E192])^2" office:value-type="float" office:value="0.128439091456001" calcext:value-type="float">
            <text:p>0,12843909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522" calcext:value-type="float">
            <text:p>0,43522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15786" calcext:value-type="float">
            <text:p>26,15786</text:p>
          </table:table-cell>
          <table:table-cell table:formula="of:=([.D193]-[.E193])^2" office:value-type="float" office:value="0.128066642495999" calcext:value-type="float">
            <text:p>0,1280666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6125" calcext:value-type="float">
            <text:p>0,446125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299625" calcext:value-type="float">
            <text:p>26,299625</text:p>
          </table:table-cell>
          <table:table-cell table:formula="of:=([.D194]-[.E194])^2" office:value-type="float" office:value="0.639408136900001" calcext:value-type="float">
            <text:p>0,63940813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848" calcext:value-type="float">
            <text:p>0,42848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07024" calcext:value-type="float">
            <text:p>26,07024</text:p>
          </table:table-cell>
          <table:table-cell table:formula="of:=([.D195]-[.E195])^2" office:value-type="float" office:value="0.941369538563998" calcext:value-type="float">
            <text:p>0,94136953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981" calcext:value-type="float">
            <text:p>0,40981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82753" calcext:value-type="float">
            <text:p>25,82753</text:p>
          </table:table-cell>
          <table:table-cell table:formula="of:=([.D196]-[.E196])^2" office:value-type="float" office:value="0.529302811024005" calcext:value-type="float">
            <text:p>0,5293028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3591" calcext:value-type="float">
            <text:p>0,403591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46683" calcext:value-type="float">
            <text:p>25,746683</text:p>
          </table:table-cell>
          <table:table-cell table:formula="of:=([.D197]-[.E197])^2" office:value-type="float" office:value="0.567477462721005" calcext:value-type="float">
            <text:p>0,56747746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1683" calcext:value-type="float">
            <text:p>0,471683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631879" calcext:value-type="float">
            <text:p>26,631879</text:p>
          </table:table-cell>
          <table:table-cell table:formula="of:=([.D198]-[.E198])^2" office:value-type="float" office:value="0.219133525689006" calcext:value-type="float">
            <text:p>0,21913352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42896" calcext:value-type="float">
            <text:p>0,542896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557648" calcext:value-type="float">
            <text:p>27,557648</text:p>
          </table:table-cell>
          <table:table-cell table:formula="of:=([.D199]-[.E199])^2" office:value-type="float" office:value="3.39424246840901" calcext:value-type="float">
            <text:p>3,39424246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1258" calcext:value-type="float">
            <text:p>0,681258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356354" calcext:value-type="float">
            <text:p>29,356354</text:p>
          </table:table-cell>
          <table:table-cell table:formula="of:=([.D200]-[.E200])^2" office:value-type="float" office:value="1.805371136881" calcext:value-type="float">
            <text:p>1,80537113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02806" calcext:value-type="float">
            <text:p>0,802806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936478" calcext:value-type="float">
            <text:p>30,936478</text:p>
          </table:table-cell>
          <table:table-cell table:formula="of:=([.D201]-[.E201])^2" office:value-type="float" office:value="0.0267410797290006" calcext:value-type="float">
            <text:p>0,02674107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0604" calcext:value-type="float">
            <text:p>0,80604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0.97852" calcext:value-type="float">
            <text:p>30,97852</text:p>
          </table:table-cell>
          <table:table-cell table:formula="of:=([.D202]-[.E202])^2" office:value-type="float" office:value="0.674834319288995" calcext:value-type="float">
            <text:p>0,67483431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3478" calcext:value-type="float">
            <text:p>0,823478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205214" calcext:value-type="float">
            <text:p>31,205214</text:p>
          </table:table-cell>
          <table:table-cell table:formula="of:=([.D203]-[.E203])^2" office:value-type="float" office:value="0.353773954521003" calcext:value-type="float">
            <text:p>0,35377395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665" calcext:value-type="float">
            <text:p>0,77665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59645" calcext:value-type="float">
            <text:p>30,59645</text:p>
          </table:table-cell>
          <table:table-cell table:formula="of:=([.D204]-[.E204])^2" office:value-type="float" office:value="1.007108588304" calcext:value-type="float">
            <text:p>1,00710858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3724" calcext:value-type="float">
            <text:p>0,73724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30.08412" calcext:value-type="float">
            <text:p>30,08412</text:p>
          </table:table-cell>
          <table:table-cell table:formula="of:=([.D205]-[.E205])^2" office:value-type="float" office:value="1.032022333225" calcext:value-type="float">
            <text:p>1,03202233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0004" calcext:value-type="float">
            <text:p>0,700004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600052" calcext:value-type="float">
            <text:p>29,600052</text:p>
          </table:table-cell>
          <table:table-cell table:formula="of:=([.D206]-[.E206])^2" office:value-type="float" office:value="0.249954002116002" calcext:value-type="float">
            <text:p>0,24995400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8496" calcext:value-type="float">
            <text:p>0,638496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800448" calcext:value-type="float">
            <text:p>28,800448</text:p>
          </table:table-cell>
          <table:table-cell table:formula="of:=([.D207]-[.E207])^2" office:value-type="float" office:value="0.640718601600989" calcext:value-type="float">
            <text:p>0,64071860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6896" calcext:value-type="float">
            <text:p>0,546896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609648" calcext:value-type="float">
            <text:p>27,609648</text:p>
          </table:table-cell>
          <table:table-cell table:formula="of:=([.D208]-[.E208])^2" office:value-type="float" office:value="0.371670683904" calcext:value-type="float">
            <text:p>0,37167068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01387" calcext:value-type="float">
            <text:p>0,501387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018031" calcext:value-type="float">
            <text:p>27,018031</text:p>
          </table:table-cell>
          <table:table-cell table:formula="of:=([.D209]-[.E209])^2" office:value-type="float" office:value="0.842786425155997" calcext:value-type="float">
            <text:p>0,84278642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2688" calcext:value-type="float">
            <text:p>0,452688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384944" calcext:value-type="float">
            <text:p>26,384944</text:p>
          </table:table-cell>
          <table:table-cell table:formula="of:=([.D210]-[.E210])^2" office:value-type="float" office:value="0.0342020638439983" calcext:value-type="float">
            <text:p>0,03420206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4905" calcext:value-type="float">
            <text:p>0,434905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153765" calcext:value-type="float">
            <text:p>26,153765</text:p>
          </table:table-cell>
          <table:table-cell table:formula="of:=([.D211]-[.E211])^2" office:value-type="float" office:value="0.0213852601689998" calcext:value-type="float">
            <text:p>0,02138526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5691" calcext:value-type="float">
            <text:p>0,455691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23983" calcext:value-type="float">
            <text:p>26,423983</text:p>
          </table:table-cell>
          <table:table-cell table:formula="of:=([.D212]-[.E212])^2" office:value-type="float" office:value="0.104966928195999" calcext:value-type="float">
            <text:p>0,10496692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112" calcext:value-type="float">
            <text:p>0,454112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403456" calcext:value-type="float">
            <text:p>26,403456</text:p>
          </table:table-cell>
          <table:table-cell table:formula="of:=([.D213]-[.E213])^2" office:value-type="float" office:value="0.0920873646809979" calcext:value-type="float">
            <text:p>0,09208736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1815" calcext:value-type="float">
            <text:p>0,461815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503595" calcext:value-type="float">
            <text:p>26,503595</text:p>
          </table:table-cell>
          <table:table-cell table:formula="of:=([.D214]-[.E214])^2" office:value-type="float" office:value="0.645764924025002" calcext:value-type="float">
            <text:p>0,6457649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2568" calcext:value-type="float">
            <text:p>0,442568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253384" calcext:value-type="float">
            <text:p>26,253384</text:p>
          </table:table-cell>
          <table:table-cell table:formula="of:=([.D215]-[.E215])^2" office:value-type="float" office:value="0.0642029446889997" calcext:value-type="float">
            <text:p>0,06420294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48106" calcext:value-type="float">
            <text:p>0,448106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325378" calcext:value-type="float">
            <text:p>26,325378</text:p>
          </table:table-cell>
          <table:table-cell table:formula="of:=([.D216]-[.E216])^2" office:value-type="float" office:value="0.391097642884002" calcext:value-type="float">
            <text:p>0,39109764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4198" calcext:value-type="float">
            <text:p>0,444198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274574" calcext:value-type="float">
            <text:p>26,274574</text:p>
          </table:table-cell>
          <table:table-cell table:formula="of:=([.D217]-[.E217])^2" office:value-type="float" office:value="0.455044684900004" calcext:value-type="float">
            <text:p>0,45504468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9417" calcext:value-type="float">
            <text:p>0,429417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082421" calcext:value-type="float">
            <text:p>26,082421</text:p>
          </table:table-cell>
          <table:table-cell table:formula="of:=([.D218]-[.E218])^2" office:value-type="float" office:value="0.778677410329006" calcext:value-type="float">
            <text:p>0,77867741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7309" calcext:value-type="float">
            <text:p>0,417309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925017" calcext:value-type="float">
            <text:p>25,925017</text:p>
          </table:table-cell>
          <table:table-cell table:formula="of:=([.D219]-[.E219])^2" office:value-type="float" office:value="1.050647550121" calcext:value-type="float">
            <text:p>1,05064755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2939" calcext:value-type="float">
            <text:p>0,392939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608207" calcext:value-type="float">
            <text:p>25,608207</text:p>
          </table:table-cell>
          <table:table-cell table:formula="of:=([.D220]-[.E220])^2" office:value-type="float" office:value="0.369913322025002" calcext:value-type="float">
            <text:p>0,3699133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7923" calcext:value-type="float">
            <text:p>0,397923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672999" calcext:value-type="float">
            <text:p>25,672999</text:p>
          </table:table-cell>
          <table:table-cell table:formula="of:=([.D221]-[.E221])^2" office:value-type="float" office:value="0.277736378049005" calcext:value-type="float">
            <text:p>0,2777363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58305" calcext:value-type="float">
            <text:p>0,458305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457965" calcext:value-type="float">
            <text:p>26,457965</text:p>
          </table:table-cell>
          <table:table-cell table:formula="of:=([.D222]-[.E222])^2" office:value-type="float" office:value="2.69626252089999" calcext:value-type="float">
            <text:p>2,69626252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96897" calcext:value-type="float">
            <text:p>0,596897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259661" calcext:value-type="float">
            <text:p>28,259661</text:p>
          </table:table-cell>
          <table:table-cell table:formula="of:=([.D223]-[.E223])^2" office:value-type="float" office:value="3.386869719025" calcext:value-type="float">
            <text:p>3,3868697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53298" calcext:value-type="float">
            <text:p>0,753298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292874" calcext:value-type="float">
            <text:p>30,292874</text:p>
          </table:table-cell>
          <table:table-cell table:formula="of:=([.D224]-[.E224])^2" office:value-type="float" office:value="1.67152835137601" calcext:value-type="float">
            <text:p>1,67152835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9421" calcext:value-type="float">
            <text:p>0,699421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92473" calcext:value-type="float">
            <text:p>29,592473</text:p>
          </table:table-cell>
          <table:table-cell table:formula="of:=([.D225]-[.E225])^2" office:value-type="float" office:value="2.584146270784" calcext:value-type="float">
            <text:p>2,58414627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22" calcext:value-type="float">
            <text:p>0,7822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6686" calcext:value-type="float">
            <text:p>30,6686</text:p>
          </table:table-cell>
          <table:table-cell table:formula="of:=([.D226]-[.E226])^2" office:value-type="float" office:value="0.186110274024998" calcext:value-type="float">
            <text:p>0,1861102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7183" calcext:value-type="float">
            <text:p>0,767183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473379" calcext:value-type="float">
            <text:p>30,473379</text:p>
          </table:table-cell>
          <table:table-cell table:formula="of:=([.D227]-[.E227])^2" office:value-type="float" office:value="1.759931237376" calcext:value-type="float">
            <text:p>1,75993123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6249" calcext:value-type="float">
            <text:p>0,766249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461237" calcext:value-type="float">
            <text:p>30,461237</text:p>
          </table:table-cell>
          <table:table-cell table:formula="of:=([.D228]-[.E228])^2" office:value-type="float" office:value="0.192512970169001" calcext:value-type="float">
            <text:p>0,19251297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31423" calcext:value-type="float">
            <text:p>0,731423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30.008499" calcext:value-type="float">
            <text:p>30,008499</text:p>
          </table:table-cell>
          <table:table-cell table:formula="of:=([.D229]-[.E229])^2" office:value-type="float" office:value="1.66796708400399" calcext:value-type="float">
            <text:p>1,6679670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6438" calcext:value-type="float">
            <text:p>0,706438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683694" calcext:value-type="float">
            <text:p>29,683694</text:p>
          </table:table-cell>
          <table:table-cell table:formula="of:=([.D230]-[.E230])^2" office:value-type="float" office:value="0.173315681343998" calcext:value-type="float">
            <text:p>0,17331568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47777" calcext:value-type="float">
            <text:p>0,647777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921101" calcext:value-type="float">
            <text:p>28,921101</text:p>
          </table:table-cell>
          <table:table-cell table:formula="of:=([.D231]-[.E231])^2" office:value-type="float" office:value="1.042641125604" calcext:value-type="float">
            <text:p>1,04264112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40058" calcext:value-type="float">
            <text:p>0,540058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520754" calcext:value-type="float">
            <text:p>27,520754</text:p>
          </table:table-cell>
          <table:table-cell table:formula="of:=([.D232]-[.E232])^2" office:value-type="float" office:value="0.673638770024997" calcext:value-type="float">
            <text:p>0,673638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9895" calcext:value-type="float">
            <text:p>0,49895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6.98635" calcext:value-type="float">
            <text:p>26,98635</text:p>
          </table:table-cell>
          <table:table-cell table:formula="of:=([.D233]-[.E233])^2" office:value-type="float" office:value="0.0456484590249982" calcext:value-type="float">
            <text:p>0,0456484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4362" calcext:value-type="float">
            <text:p>0,484362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796706" calcext:value-type="float">
            <text:p>26,796706</text:p>
          </table:table-cell>
          <table:table-cell table:formula="of:=([.D234]-[.E234])^2" office:value-type="float" office:value="0.010670476803999" calcext:value-type="float">
            <text:p>0,01067047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1593" calcext:value-type="float">
            <text:p>0,471593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630709" calcext:value-type="float">
            <text:p>26,630709</text:p>
          </table:table-cell>
          <table:table-cell table:formula="of:=([.D235]-[.E235])^2" office:value-type="float" office:value="0.397792581263998" calcext:value-type="float">
            <text:p>0,3977925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5035" calcext:value-type="float">
            <text:p>0,445035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85455" calcext:value-type="float">
            <text:p>26,285455</text:p>
          </table:table-cell>
          <table:table-cell table:formula="of:=([.D236]-[.E236])^2" office:value-type="float" office:value="0.0814839861159988" calcext:value-type="float">
            <text:p>0,08148398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1651" calcext:value-type="float">
            <text:p>0,451651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371463" calcext:value-type="float">
            <text:p>26,371463</text:p>
          </table:table-cell>
          <table:table-cell table:formula="of:=([.D237]-[.E237])^2" office:value-type="float" office:value="0.0736937891559982" calcext:value-type="float">
            <text:p>0,07369378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3092" calcext:value-type="float">
            <text:p>0,453092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390196" calcext:value-type="float">
            <text:p>26,390196</text:p>
          </table:table-cell>
          <table:table-cell table:formula="of:=([.D238]-[.E238])^2" office:value-type="float" office:value="0.348336040000003" calcext:value-type="float">
            <text:p>0,348336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8212" calcext:value-type="float">
            <text:p>0,438212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196756" calcext:value-type="float">
            <text:p>26,196756</text:p>
          </table:table-cell>
          <table:table-cell table:formula="of:=([.D239]-[.E239])^2" office:value-type="float" office:value="0.253253517048998" calcext:value-type="float">
            <text:p>0,2532535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88447" calcext:value-type="float">
            <text:p>0,488447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849811" calcext:value-type="float">
            <text:p>26,849811</text:p>
          </table:table-cell>
          <table:table-cell table:formula="of:=([.D240]-[.E240])^2" office:value-type="float" office:value="2.40190483686401" calcext:value-type="float">
            <text:p>2,40190483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3587" calcext:value-type="float">
            <text:p>0,433587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136631" calcext:value-type="float">
            <text:p>26,136631</text:p>
          </table:table-cell>
          <table:table-cell table:formula="of:=([.D241]-[.E241])^2" office:value-type="float" office:value="0.699946410384002" calcext:value-type="float">
            <text:p>0,69994641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4392" calcext:value-type="float">
            <text:p>0,404392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757096" calcext:value-type="float">
            <text:p>25,757096</text:p>
          </table:table-cell>
          <table:table-cell table:formula="of:=([.D242]-[.E242])^2" office:value-type="float" office:value="0.310362638404004" calcext:value-type="float">
            <text:p>0,31036263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0063" calcext:value-type="float">
            <text:p>0,420063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5.960819" calcext:value-type="float">
            <text:p>25,960819</text:p>
          </table:table-cell>
          <table:table-cell table:formula="of:=([.D243]-[.E243])^2" office:value-type="float" office:value="1.589662029124" calcext:value-type="float">
            <text:p>1,58966202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77507" calcext:value-type="float">
            <text:p>0,377507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407591" calcext:value-type="float">
            <text:p>25,407591</text:p>
          </table:table-cell>
          <table:table-cell table:formula="of:=([.D244]-[.E244])^2" office:value-type="float" office:value="0.5006836081" calcext:value-type="float">
            <text:p>0,50068360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2876" calcext:value-type="float">
            <text:p>0,382876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477388" calcext:value-type="float">
            <text:p>25,477388</text:p>
          </table:table-cell>
          <table:table-cell table:formula="of:=([.D245]-[.E245])^2" office:value-type="float" office:value="0.0769474312360006" calcext:value-type="float">
            <text:p>0,07694743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0047" calcext:value-type="float">
            <text:p>0,410047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830611" calcext:value-type="float">
            <text:p>25,830611</text:p>
          </table:table-cell>
          <table:table-cell table:formula="of:=([.D246]-[.E246])^2" office:value-type="float" office:value="0.755835494544001" calcext:value-type="float">
            <text:p>0,75583549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5402" calcext:value-type="float">
            <text:p>0,495402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6.940226" calcext:value-type="float">
            <text:p>26,940226</text:p>
          </table:table-cell>
          <table:table-cell table:formula="of:=([.D247]-[.E247])^2" office:value-type="float" office:value="3.45878164839999" calcext:value-type="float">
            <text:p>3,45878164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5596" calcext:value-type="float">
            <text:p>0,65596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02748" calcext:value-type="float">
            <text:p>29,02748</text:p>
          </table:table-cell>
          <table:table-cell table:formula="of:=([.D248]-[.E248])^2" office:value-type="float" office:value="1.88379468019599" calcext:value-type="float">
            <text:p>1,88379468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422" calcext:value-type="float">
            <text:p>0,78422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69486" calcext:value-type="float">
            <text:p>30,69486</text:p>
          </table:table-cell>
          <table:table-cell table:formula="of:=([.D249]-[.E249])^2" office:value-type="float" office:value="0.0110552607359998" calcext:value-type="float">
            <text:p>0,01105526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8004" calcext:value-type="float">
            <text:p>0,808004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1.004052" calcext:value-type="float">
            <text:p>31,004052</text:p>
          </table:table-cell>
          <table:table-cell table:formula="of:=([.D250]-[.E250])^2" office:value-type="float" office:value="0.495692034915994" calcext:value-type="float">
            <text:p>0,49569203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43771" calcext:value-type="float">
            <text:p>0,743771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169023" calcext:value-type="float">
            <text:p>30,169023</text:p>
          </table:table-cell>
          <table:table-cell table:formula="of:=([.D251]-[.E251])^2" office:value-type="float" office:value="0.185740312575998" calcext:value-type="float">
            <text:p>0,18574031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3438" calcext:value-type="float">
            <text:p>0,713438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74694" calcext:value-type="float">
            <text:p>29,774694</text:p>
          </table:table-cell>
          <table:table-cell table:formula="of:=([.D252]-[.E252])^2" office:value-type="float" office:value="1.50136499120399" calcext:value-type="float">
            <text:p>1,50136499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3533" calcext:value-type="float">
            <text:p>0,703533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645929" calcext:value-type="float">
            <text:p>29,645929</text:p>
          </table:table-cell>
          <table:table-cell table:formula="of:=([.D253]-[.E253])^2" office:value-type="float" office:value="1.331889105625" calcext:value-type="float">
            <text:p>1,33188910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90369" calcext:value-type="float">
            <text:p>0,690369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474797" calcext:value-type="float">
            <text:p>29,474797</text:p>
          </table:table-cell>
          <table:table-cell table:formula="of:=([.D254]-[.E254])^2" office:value-type="float" office:value="1.051047342436" calcext:value-type="float">
            <text:p>1,05104734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82964" calcext:value-type="float">
            <text:p>0,682964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378532" calcext:value-type="float">
            <text:p>29,378532</text:p>
          </table:table-cell>
          <table:table-cell table:formula="of:=([.D255]-[.E255])^2" office:value-type="float" office:value="0.386218746225001" calcext:value-type="float">
            <text:p>0,38621874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9121" calcext:value-type="float">
            <text:p>0,649121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938573" calcext:value-type="float">
            <text:p>28,938573</text:p>
          </table:table-cell>
          <table:table-cell table:formula="of:=([.D256]-[.E256])^2" office:value-type="float" office:value="0.703213062084003" calcext:value-type="float">
            <text:p>0,7032130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2093" calcext:value-type="float">
            <text:p>0,552093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77209" calcext:value-type="float">
            <text:p>27,677209</text:p>
          </table:table-cell>
          <table:table-cell table:formula="of:=([.D257]-[.E257])^2" office:value-type="float" office:value="4.314780612025" calcext:value-type="float">
            <text:p>4,3147806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4073" calcext:value-type="float">
            <text:p>0,454073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402949" calcext:value-type="float">
            <text:p>26,402949</text:p>
          </table:table-cell>
          <table:table-cell table:formula="of:=([.D258]-[.E258])^2" office:value-type="float" office:value="0.363552320208999" calcext:value-type="float">
            <text:p>0,36355232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39841" calcext:value-type="float">
            <text:p>0,439841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217933" calcext:value-type="float">
            <text:p>26,217933</text:p>
          </table:table-cell>
          <table:table-cell table:formula="of:=([.D259]-[.E259])^2" office:value-type="float" office:value="2.196516664225" calcext:value-type="float">
            <text:p>2,19651666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9364" calcext:value-type="float">
            <text:p>0,489364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861732" calcext:value-type="float">
            <text:p>26,861732</text:p>
          </table:table-cell>
          <table:table-cell table:formula="of:=([.D260]-[.E260])^2" office:value-type="float" office:value="5.00981678064401" calcext:value-type="float">
            <text:p>5,00981678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2807" calcext:value-type="float">
            <text:p>0,62807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66491" calcext:value-type="float">
            <text:p>28,66491</text:p>
          </table:table-cell>
          <table:table-cell table:formula="of:=([.D261]-[.E261])^2" office:value-type="float" office:value="5.92968765902499" calcext:value-type="float">
            <text:p>5,9296876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08596" calcext:value-type="float">
            <text:p>0,808596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011748" calcext:value-type="float">
            <text:p>31,011748</text:p>
          </table:table-cell>
          <table:table-cell table:formula="of:=([.D262]-[.E262])^2" office:value-type="float" office:value="3.65480335651598" calcext:value-type="float">
            <text:p>3,654803356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91527" calcext:value-type="float">
            <text:p>0,691527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489851" calcext:value-type="float">
            <text:p>29,489851</text:p>
          </table:table-cell>
          <table:table-cell table:formula="of:=([.D263]-[.E263])^2" office:value-type="float" office:value="0.0360437819040007" calcext:value-type="float">
            <text:p>0,03604378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0771" calcext:value-type="float">
            <text:p>0,650771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960023" calcext:value-type="float">
            <text:p>28,960023</text:p>
          </table:table-cell>
          <table:table-cell table:formula="of:=([.D264]-[.E264])^2" office:value-type="float" office:value="0.291579480360997" calcext:value-type="float">
            <text:p>0,29157948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39894" calcext:value-type="float">
            <text:p>0,639894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818622" calcext:value-type="float">
            <text:p>28,818622</text:p>
          </table:table-cell>
          <table:table-cell table:formula="of:=([.D265]-[.E265])^2" office:value-type="float" office:value="11.433717178884" calcext:value-type="float">
            <text:p>11,43371717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37571" calcext:value-type="float">
            <text:p>0,737571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30.088423" calcext:value-type="float">
            <text:p>30,088423</text:p>
          </table:table-cell>
          <table:table-cell table:formula="of:=([.D266]-[.E266])^2" office:value-type="float" office:value="5.34341134272401" calcext:value-type="float">
            <text:p>5,34341134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31655" calcext:value-type="float">
            <text:p>0,831655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311515" calcext:value-type="float">
            <text:p>31,311515</text:p>
          </table:table-cell>
          <table:table-cell table:formula="of:=([.D267]-[.E267])^2" office:value-type="float" office:value="0.0355273491690008" calcext:value-type="float">
            <text:p>0,03552734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70044" calcext:value-type="float">
            <text:p>0,770044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510572" calcext:value-type="float">
            <text:p>30,510572</text:p>
          </table:table-cell>
          <table:table-cell table:formula="of:=([.D268]-[.E268])^2" office:value-type="float" office:value="0.657033451776008" calcext:value-type="float">
            <text:p>0,65703345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57689" calcext:value-type="float">
            <text:p>0,657689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9.049957" calcext:value-type="float">
            <text:p>29,049957</text:p>
          </table:table-cell>
          <table:table-cell table:formula="of:=([.D269]-[.E269])^2" office:value-type="float" office:value="0.422449301520997" calcext:value-type="float">
            <text:p>0,42244930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4669" calcext:value-type="float">
            <text:p>0,564669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840697" calcext:value-type="float">
            <text:p>27,840697</text:p>
          </table:table-cell>
          <table:table-cell table:formula="of:=([.D270]-[.E270])^2" office:value-type="float" office:value="0.0197962086009994" calcext:value-type="float">
            <text:p>0,01979620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18768" calcext:value-type="float">
            <text:p>0,518768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243984" calcext:value-type="float">
            <text:p>27,243984</text:p>
          </table:table-cell>
          <table:table-cell table:formula="of:=([.D271]-[.E271])^2" office:value-type="float" office:value="0.0655472644840008" calcext:value-type="float">
            <text:p>0,06554726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7975" calcext:value-type="float">
            <text:p>0,497975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6.973675" calcext:value-type="float">
            <text:p>26,973675</text:p>
          </table:table-cell>
          <table:table-cell table:formula="of:=([.D272]-[.E272])^2" office:value-type="float" office:value="0.074898552976001" calcext:value-type="float">
            <text:p>0,0748985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3621" calcext:value-type="float">
            <text:p>0,473621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57073" calcext:value-type="float">
            <text:p>26,657073</text:p>
          </table:table-cell>
          <table:table-cell table:formula="of:=([.D273]-[.E273])^2" office:value-type="float" office:value="0.294775156623997" calcext:value-type="float">
            <text:p>0,29477515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897" calcext:value-type="float">
            <text:p>0,49897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8661" calcext:value-type="float">
            <text:p>26,98661</text:p>
          </table:table-cell>
          <table:table-cell table:formula="of:=([.D274]-[.E274])^2" office:value-type="float" office:value="0.149464972448998" calcext:value-type="float">
            <text:p>0,14946497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7041" calcext:value-type="float">
            <text:p>0,487041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831533" calcext:value-type="float">
            <text:p>26,831533</text:p>
          </table:table-cell>
          <table:table-cell table:formula="of:=([.D275]-[.E275])^2" office:value-type="float" office:value="0.109918108521" calcext:value-type="float">
            <text:p>0,10991810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0398" calcext:value-type="float">
            <text:p>0,470398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15174" calcext:value-type="float">
            <text:p>26,615174</text:p>
          </table:table-cell>
          <table:table-cell table:formula="of:=([.D276]-[.E276])^2" office:value-type="float" office:value="0.0463007109759998" calcext:value-type="float">
            <text:p>0,0463007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9884" calcext:value-type="float">
            <text:p>0,479884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38492" calcext:value-type="float">
            <text:p>26,738492</text:p>
          </table:table-cell>
          <table:table-cell table:formula="of:=([.D277]-[.E277])^2" office:value-type="float" office:value="0.0568812960039999" calcext:value-type="float">
            <text:p>0,0568812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3972" calcext:value-type="float">
            <text:p>0,473972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61636" calcext:value-type="float">
            <text:p>26,661636</text:p>
          </table:table-cell>
          <table:table-cell table:formula="of:=([.D278]-[.E278])^2" office:value-type="float" office:value="0.130779149956002" calcext:value-type="float">
            <text:p>0,130779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333" calcext:value-type="float">
            <text:p>0,47333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5329" calcext:value-type="float">
            <text:p>26,65329</text:p>
          </table:table-cell>
          <table:table-cell table:formula="of:=([.D279]-[.E279])^2" office:value-type="float" office:value="0.567438291224997" calcext:value-type="float">
            <text:p>0,56743829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9925" calcext:value-type="float">
            <text:p>0,449925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349025" calcext:value-type="float">
            <text:p>26,349025</text:p>
          </table:table-cell>
          <table:table-cell table:formula="of:=([.D280]-[.E280])^2" office:value-type="float" office:value="0.201618960399998" calcext:value-type="float">
            <text:p>0,20161896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6756" calcext:value-type="float">
            <text:p>0,446756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307828" calcext:value-type="float">
            <text:p>26,307828</text:p>
          </table:table-cell>
          <table:table-cell table:formula="of:=([.D281]-[.E281])^2" office:value-type="float" office:value="0.795979799328994" calcext:value-type="float">
            <text:p>0,79597979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2306" calcext:value-type="float">
            <text:p>0,512306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159978" calcext:value-type="float">
            <text:p>27,159978</text:p>
          </table:table-cell>
          <table:table-cell table:formula="of:=([.D282]-[.E282])^2" office:value-type="float" office:value="0.0675864806760017" calcext:value-type="float">
            <text:p>0,06758648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4585" calcext:value-type="float">
            <text:p>0,524585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319605" calcext:value-type="float">
            <text:p>27,319605</text:p>
          </table:table-cell>
          <table:table-cell table:formula="of:=([.D283]-[.E283])^2" office:value-type="float" office:value="0.517827038403998" calcext:value-type="float">
            <text:p>0,51782703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7191" calcext:value-type="float">
            <text:p>0,497191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6.963483" calcext:value-type="float">
            <text:p>26,963483</text:p>
          </table:table-cell>
          <table:table-cell table:formula="of:=([.D284]-[.E284])^2" office:value-type="float" office:value="0.582897129528997" calcext:value-type="float">
            <text:p>0,58289712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396" calcext:value-type="float">
            <text:p>0,479396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732148" calcext:value-type="float">
            <text:p>26,732148</text:p>
          </table:table-cell>
          <table:table-cell table:formula="of:=([.D285]-[.E285])^2" office:value-type="float" office:value="0.868907351104004" calcext:value-type="float">
            <text:p>0,86890735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8862" calcext:value-type="float">
            <text:p>0,438862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205206" calcext:value-type="float">
            <text:p>26,205206</text:p>
          </table:table-cell>
          <table:table-cell table:formula="of:=([.D286]-[.E286])^2" office:value-type="float" office:value="1.01045116494401" calcext:value-type="float">
            <text:p>1,01045116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9372" calcext:value-type="float">
            <text:p>0,409372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821836" calcext:value-type="float">
            <text:p>25,821836</text:p>
          </table:table-cell>
          <table:table-cell table:formula="of:=([.D287]-[.E287])^2" office:value-type="float" office:value="0.8497705489" calcext:value-type="float">
            <text:p>0,849770548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0184" calcext:value-type="float">
            <text:p>0,390184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572392" calcext:value-type="float">
            <text:p>25,572392</text:p>
          </table:table-cell>
          <table:table-cell table:formula="of:=([.D288]-[.E288])^2" office:value-type="float" office:value="0.223156091236001" calcext:value-type="float">
            <text:p>0,22315609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8823" calcext:value-type="float">
            <text:p>0,398823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684699" calcext:value-type="float">
            <text:p>25,684699</text:p>
          </table:table-cell>
          <table:table-cell table:formula="of:=([.D289]-[.E289])^2" office:value-type="float" office:value="0.615743104249007" calcext:value-type="float">
            <text:p>0,61574310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6652" calcext:value-type="float">
            <text:p>0,396652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656476" calcext:value-type="float">
            <text:p>25,656476</text:p>
          </table:table-cell>
          <table:table-cell table:formula="of:=([.D290]-[.E290])^2" office:value-type="float" office:value="1.088940251529" calcext:value-type="float">
            <text:p>1,08894025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1465" calcext:value-type="float">
            <text:p>0,481465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759045" calcext:value-type="float">
            <text:p>26,759045</text:p>
          </table:table-cell>
          <table:table-cell table:formula="of:=([.D291]-[.E291])^2" office:value-type="float" office:value="0.885392548209001" calcext:value-type="float">
            <text:p>0,885392548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94661" calcext:value-type="float">
            <text:p>0,594661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230593" calcext:value-type="float">
            <text:p>28,230593</text:p>
          </table:table-cell>
          <table:table-cell table:formula="of:=([.D292]-[.E292])^2" office:value-type="float" office:value="0.866001470463995" calcext:value-type="float">
            <text:p>0,86600147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67253" calcext:value-type="float">
            <text:p>0,567253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874289" calcext:value-type="float">
            <text:p>27,874289</text:p>
          </table:table-cell>
          <table:table-cell table:formula="of:=([.D293]-[.E293])^2" office:value-type="float" office:value="0.224952901264002" calcext:value-type="float">
            <text:p>0,22495290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2805" calcext:value-type="float">
            <text:p>0,562805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16465" calcext:value-type="float">
            <text:p>27,816465</text:p>
          </table:table-cell>
          <table:table-cell table:formula="of:=([.D294]-[.E294])^2" office:value-type="float" office:value="5.68124863036899" calcext:value-type="float">
            <text:p>5,68124863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97214" calcext:value-type="float">
            <text:p>0,697214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563782" calcext:value-type="float">
            <text:p>29,563782</text:p>
          </table:table-cell>
          <table:table-cell table:formula="of:=([.D295]-[.E295])^2" office:value-type="float" office:value="5.45790987108901" calcext:value-type="float">
            <text:p>5,45790987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3002109350126" calcext:value-type="float">
            <text:p>1,230021093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06:03.9431602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06:57.741088928</dc:date>
    <meta:editing-duration>PT39M23S</meta:editing-duration>
    <meta:editing-cycles>18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580672">
                <text:p>26.58067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39488">
                <text:p>26.539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25286">
                <text:p>27.32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612104">
                <text:p>28.612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031678">
                <text:p>30.031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85297">
                <text:p>30.885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05346">
                <text:p>30.50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80251">
                <text:p>30.280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77424">
                <text:p>29.777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65547">
                <text:p>29.965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553266">
                <text:p>28.553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56679">
                <text:p>28.056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387257">
                <text:p>27.387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0987">
                <text:p>26.60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12817">
                <text:p>26.712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46002">
                <text:p>26.846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64435">
                <text:p>26.564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23423">
                <text:p>26.123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26787">
                <text:p>26.526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45911">
                <text:p>25.545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115013">
                <text:p>25.115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698246">
                <text:p>24.698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298795">
                <text:p>24.29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967463">
                <text:p>24.967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95094">
                <text:p>24.95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299665">
                <text:p>25.299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96397">
                <text:p>26.396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441974">
                <text:p>27.441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06726">
                <text:p>28.506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11108">
                <text:p>28.811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299558">
                <text:p>28.299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868464">
                <text:p>28.868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78692">
                <text:p>29.278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691064">
                <text:p>30.691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544529">
                <text:p>29.544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85873">
                <text:p>28.185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28208">
                <text:p>27.728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71728">
                <text:p>26.571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03612">
                <text:p>26.403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58862">
                <text:p>26.458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68118">
                <text:p>26.468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3463">
                <text:p>26.43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96003">
                <text:p>26.496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0441">
                <text:p>26.60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07434">
                <text:p>26.407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374934">
                <text:p>26.374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62261">
                <text:p>25.662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0876">
                <text:p>25.770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80856">
                <text:p>25.880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07362">
                <text:p>25.607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36924">
                <text:p>25.636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47298">
                <text:p>25.647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47801">
                <text:p>25.747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738336">
                <text:p>26.738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891968">
                <text:p>28.891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843594">
                <text:p>29.843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14995">
                <text:p>30.114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587701">
                <text:p>30.58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22758">
                <text:p>29.422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32049">
                <text:p>29.532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244333">
                <text:p>29.244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78821">
                <text:p>28.978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738048">
                <text:p>28.738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92305">
                <text:p>27.29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6781">
                <text:p>26.367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948183">
                <text:p>25.948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02194">
                <text:p>26.102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63199">
                <text:p>26.263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4064">
                <text:p>26.34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39331">
                <text:p>26.239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364">
                <text:p>25.7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73302">
                <text:p>25.573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15764">
                <text:p>25.515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0269">
                <text:p>25.402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582571">
                <text:p>25.582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3618">
                <text:p>26.03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010348">
                <text:p>27.010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624807">
                <text:p>26.624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495874">
                <text:p>25.495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11834">
                <text:p>25.6118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22844">
                <text:p>26.622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90408">
                <text:p>27.590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848509">
                <text:p>28.848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60163">
                <text:p>29.360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000051">
                <text:p>28.000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67651">
                <text:p>28.067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20969">
                <text:p>27.020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84255">
                <text:p>26.384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88977">
                <text:p>25.988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49166">
                <text:p>25.749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98575">
                <text:p>25.898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13941">
                <text:p>25.913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63293">
                <text:p>25.8632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99341">
                <text:p>25.599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568297">
                <text:p>25.568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358841">
                <text:p>25.358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15718">
                <text:p>26.015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738818">
                <text:p>25.738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012105">
                <text:p>25.012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355448">
                <text:p>25.355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17947">
                <text:p>26.517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927707">
                <text:p>26.927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69428">
                <text:p>25.694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203177">
                <text:p>27.203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177683">
                <text:p>28.1776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605136">
                <text:p>28.6051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44394">
                <text:p>29.344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94142">
                <text:p>27.1941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71045">
                <text:p>27.071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28192">
                <text:p>26.8281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33978">
                <text:p>25.833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65446">
                <text:p>25.6654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2621">
                <text:p>26.542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39671">
                <text:p>26.839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45043">
                <text:p>26.4450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79351">
                <text:p>26.779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11769">
                <text:p>26.911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2647">
                <text:p>26.542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13696">
                <text:p>26.5136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97562">
                <text:p>26.197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75335">
                <text:p>25.7753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45734">
                <text:p>25.7457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26884">
                <text:p>25.726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534731">
                <text:p>25.5347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06178">
                <text:p>26.606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05062">
                <text:p>29.050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674906">
                <text:p>29.6749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60271">
                <text:p>30.5602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41803">
                <text:p>30.7418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43971">
                <text:p>29.843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909075">
                <text:p>29.909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002844">
                <text:p>30.002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25043">
                <text:p>29.250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61132">
                <text:p>28.861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37958">
                <text:p>27.7379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937899">
                <text:p>26.937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826696">
                <text:p>27.826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71078">
                <text:p>26.5710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391353">
                <text:p>26.391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973608">
                <text:p>28.9736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21158">
                <text:p>26.521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52219">
                <text:p>26.4522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793599">
                <text:p>26.7935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496599">
                <text:p>28.4965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579853">
                <text:p>26.5798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96587">
                <text:p>27.496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07449">
                <text:p>27.0074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325327">
                <text:p>25.3253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180984">
                <text:p>29.180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6.011272">
                <text:p>26.0112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85887">
                <text:p>28.85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7.012155">
                <text:p>27.012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85591">
                <text:p>28.085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526187">
                <text:p>28.526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77404">
                <text:p>26.3774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418626">
                <text:p>27.418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8.275599">
                <text:p>28.2755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695212">
                <text:p>29.695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96056">
                <text:p>28.096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66046">
                <text:p>27.5660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64513">
                <text:p>26.564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20729">
                <text:p>26.5207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58377">
                <text:p>26.5583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50343">
                <text:p>26.5503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890657">
                <text:p>26.890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47293">
                <text:p>26.7472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25439">
                <text:p>26.4254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90486">
                <text:p>26.290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98107">
                <text:p>25.898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1804">
                <text:p>25.818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788517">
                <text:p>25.788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92314">
                <text:p>26.0923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469937">
                <text:p>27.4699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8.981629">
                <text:p>28.9816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157804">
                <text:p>30.1578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485962">
                <text:p>31.485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51546">
                <text:p>31.2515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20167">
                <text:p>30.8201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73131">
                <text:p>30.173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87729">
                <text:p>29.8877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02356">
                <text:p>29.2023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95287">
                <text:p>28.795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85334">
                <text:p>27.685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93994">
                <text:p>26.993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44537">
                <text:p>26.7445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8893">
                <text:p>26.188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20889">
                <text:p>26.420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24764">
                <text:p>26.724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58407">
                <text:p>26.4584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33889">
                <text:p>26.433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5838">
                <text:p>26.158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5786">
                <text:p>26.157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99625">
                <text:p>26.299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7024">
                <text:p>26.07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2753">
                <text:p>25.82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46683">
                <text:p>25.7466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31879">
                <text:p>26.631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557648">
                <text:p>27.5576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356354">
                <text:p>29.3563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936478">
                <text:p>30.936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97852">
                <text:p>30.97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05214">
                <text:p>31.205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9645">
                <text:p>30.596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08412">
                <text:p>30.084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00052">
                <text:p>29.600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00448">
                <text:p>28.8004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09648">
                <text:p>27.6096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018031">
                <text:p>27.0180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84944">
                <text:p>26.384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53765">
                <text:p>26.1537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23983">
                <text:p>26.4239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03456">
                <text:p>26.4034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03595">
                <text:p>26.5035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53384">
                <text:p>26.2533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25378">
                <text:p>26.3253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74574">
                <text:p>26.2745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082421">
                <text:p>26.0824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25017">
                <text:p>25.9250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08207">
                <text:p>25.6082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672999">
                <text:p>25.672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457965">
                <text:p>26.4579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259661">
                <text:p>28.2596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292874">
                <text:p>30.2928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92473">
                <text:p>29.5924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686">
                <text:p>30.66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73379">
                <text:p>30.473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461237">
                <text:p>30.4612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008499">
                <text:p>30.008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83694">
                <text:p>29.683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921101">
                <text:p>28.9211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20754">
                <text:p>27.5207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98635">
                <text:p>26.986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796706">
                <text:p>26.7967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30709">
                <text:p>26.6307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85455">
                <text:p>26.285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71463">
                <text:p>26.3714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90196">
                <text:p>26.3901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96756">
                <text:p>26.1967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49811">
                <text:p>26.8498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36631">
                <text:p>26.1366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57096">
                <text:p>25.7570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60819">
                <text:p>25.9608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07591">
                <text:p>25.407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477388">
                <text:p>25.4773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30611">
                <text:p>25.8306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940226">
                <text:p>26.940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02748">
                <text:p>29.027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69486">
                <text:p>30.69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04052">
                <text:p>31.0040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69023">
                <text:p>30.1690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74694">
                <text:p>29.774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45929">
                <text:p>29.6459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74797">
                <text:p>29.4747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78532">
                <text:p>29.3785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38573">
                <text:p>28.9385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77209">
                <text:p>27.6772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02949">
                <text:p>26.4029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217933">
                <text:p>26.2179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861732">
                <text:p>26.861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66491">
                <text:p>28.664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11748">
                <text:p>31.0117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489851">
                <text:p>29.4898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60023">
                <text:p>28.9600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18622">
                <text:p>28.8186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088423">
                <text:p>30.0884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311515">
                <text:p>31.3115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510572">
                <text:p>30.510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049957">
                <text:p>29.0499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40697">
                <text:p>27.840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243984">
                <text:p>27.2439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73675">
                <text:p>26.973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57073">
                <text:p>26.6570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8661">
                <text:p>26.986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31533">
                <text:p>26.831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15174">
                <text:p>26.6151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38492">
                <text:p>26.7384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61636">
                <text:p>26.6616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5329">
                <text:p>26.653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49025">
                <text:p>26.3490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07828">
                <text:p>26.3078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59978">
                <text:p>27.1599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19605">
                <text:p>27.3196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63483">
                <text:p>26.9634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32148">
                <text:p>26.732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05206">
                <text:p>26.2052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21836">
                <text:p>25.8218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572392">
                <text:p>25.5723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84699">
                <text:p>25.684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56476">
                <text:p>25.6564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759045">
                <text:p>26.7590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230593">
                <text:p>28.2305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874289">
                <text:p>27.8742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16465">
                <text:p>27.8164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563782">
                <text:p>29.5637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251234">
                <text:p>31.251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